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portions_0_21_species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te</text:p>
          </table:table-cell>
          <table:table-cell table:number-columns-repeated="2" table:style-name="Default" office:value-type="string" calcext:value-type="string">
            <text:p>Subgingival</text:p>
          </table:table-cell>
          <table:table-cell table:number-columns-repeated="2" table:style-name="Default" office:value-type="string" calcext:value-type="string">
            <text:p>Supragingival</text:p>
          </table:table-cell>
          <table:table-cell table:number-columns-repeated="2" table:style-name="Default" office:value-type="string" calcext:value-type="string">
            <text:p>Saliva</text:p>
          </table:table-cell>
          <table:table-cell table:number-columns-repeated="2" table:style-name="Default" office:value-type="string" calcext:value-type="string">
            <text:p>Ton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[Clostridium]_glycyrrhizinilytic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Clostridium]_hiranon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Clostridium]_leptum</text:p>
          </table:table-cell>
          <table:table-cell office:value-type="percentage" office:value="0.000022736281672524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ubacterium]_brachy</text:p>
          </table:table-cell>
          <table:table-cell table:style-name="ce2" office:value-type="percentage" office:value="0.000556237514246356" calcext:value-type="percentage">
            <text:p>0.06%</text:p>
          </table:table-cell>
          <table:table-cell table:style-name="ce2" office:value-type="percentage" office:value="0.00138042320654911" calcext:value-type="percentage">
            <text:p>0.14%</text:p>
          </table:table-cell>
          <table:table-cell office:value-type="percentage" office:value="0.00062208476224707" calcext:value-type="percentage">
            <text:p>0.06%</text:p>
          </table:table-cell>
          <table:table-cell office:value-type="percentage" office:value="0.000294115088985592" calcext:value-type="percentage">
            <text:p>0.03%</text:p>
          </table:table-cell>
          <table:table-cell office:value-type="percentage" office:value="0.000145472921903762" calcext:value-type="percentage">
            <text:p>0.01%</text:p>
          </table:table-cell>
          <table:table-cell office:value-type="percentage" office:value="0.0000913826427922692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96722489360526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ubacterium]_nodatum</text:p>
          </table:table-cell>
          <table:table-cell office:value-type="percentage" office:value="0.0000958870879224392" calcext:value-type="percentage">
            <text:p>0.01%</text:p>
          </table:table-cell>
          <table:table-cell office:value-type="percentage" office:value="0.000031952709989216" calcext:value-type="percentage">
            <text:p>0.00%</text:p>
          </table:table-cell>
          <table:table-cell office:value-type="percentage" office:value="0.0000586863385967624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561536140053406" calcext:value-type="percentage">
            <text:p>0.01%</text:p>
          </table:table-cell>
          <table:table-cell office:value-type="percentage" office:value="0.0000339713578988715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Hallella]_seregen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tobacteraceae_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obacteria_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netobacter_gerneri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346428323979769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nomyces_dentalis</text:p>
          </table:table-cell>
          <table:table-cell office:value-type="percentage" office:value="0.000216708881230165" calcext:value-type="percentage">
            <text:p>0.02%</text:p>
          </table:table-cell>
          <table:table-cell office:value-type="percentage" office:value="0.000307942475274818" calcext:value-type="percentage">
            <text:p>0.03%</text:p>
          </table:table-cell>
          <table:table-cell office:value-type="percentage" office:value="0.000510562960335866" calcext:value-type="percentage">
            <text:p>0.05%</text:p>
          </table:table-cell>
          <table:table-cell office:value-type="percentage" office:value="0.000268391537214681" calcext:value-type="percentage">
            <text:p>0.03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2106426654034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nomyces_genomosp.</text:p>
          </table:table-cell>
          <table:table-cell office:value-type="percentage" office:value="0.000388639142616528" calcext:value-type="percentage">
            <text:p>0.04%</text:p>
          </table:table-cell>
          <table:table-cell office:value-type="percentage" office:value="0.000460627530143647" calcext:value-type="percentage">
            <text:p>0.05%</text:p>
          </table:table-cell>
          <table:table-cell office:value-type="percentage" office:value="0.000301180101844879" calcext:value-type="percentage">
            <text:p>0.03%</text:p>
          </table:table-cell>
          <table:table-cell office:value-type="percentage" office:value="0.000122183007263204" calcext:value-type="percentage">
            <text:p>0.01%</text:p>
          </table:table-cell>
          <table:table-cell office:value-type="percentage" office:value="0.0000156803713111926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nomyces_gerencseria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526104044811686" calcext:value-type="percentage">
            <text:p>0.01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nomyces_graevenitzii</text:p>
          </table:table-cell>
          <table:table-cell office:value-type="percentage" office:value="0.000010705033506754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56627947307695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55867482781683" calcext:value-type="percentage">
            <text:p>0.26%</text:p>
          </table:table-cell>
          <table:table-cell office:value-type="percentage" office:value="0.00231479339923293" calcext:value-type="percentage">
            <text:p>0.23%</text:p>
          </table:table-cell>
          <table:table-cell office:value-type="percentage" office:value="0.00407037979859253" calcext:value-type="percentage">
            <text:p>0.41%</text:p>
          </table:table-cell>
          <table:table-cell office:value-type="percentage" office:value="0.00374978702175939" calcext:value-type="percentage">
            <text:p>0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nomyces_israelii</text:p>
          </table:table-cell>
          <table:table-cell office:value-type="percentage" office:value="0.000132703959663931" calcext:value-type="percentage">
            <text:p>0.01%</text:p>
          </table:table-cell>
          <table:table-cell office:value-type="percentage" office:value="0.0000597567942049296" calcext:value-type="percentage">
            <text:p>0.01%</text:p>
          </table:table-cell>
          <table:table-cell office:value-type="percentage" office:value="0.000119336848071277" calcext:value-type="percentage">
            <text:p>0.01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nomyces_sp.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670758292249388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bacter_aphrophilus</text:p>
          </table:table-cell>
          <table:table-cell office:value-type="percentage" office:value="0.000344664483825014" calcext:value-type="percentage">
            <text:p>0.03%</text:p>
          </table:table-cell>
          <table:table-cell office:value-type="percentage" office:value="0.000140927897778522" calcext:value-type="percentage">
            <text:p>0.01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ermansia_muciniphila</text:p>
          </table:table-cell>
          <table:table-cell office:value-type="percentage" office:value="0.0000230176084704799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tipes_finegoldii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baculum_stercorican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prevotella_rava</text:p>
          </table:table-cell>
          <table:table-cell office:value-type="percentage" office:value="0.00108920819461668" calcext:value-type="percentage">
            <text:p>0.11%</text:p>
          </table:table-cell>
          <table:table-cell office:value-type="percentage" office:value="0.000915632144476398" calcext:value-type="percentage">
            <text:p>0.09%</text:p>
          </table:table-cell>
          <table:table-cell office:value-type="percentage" office:value="0.000576626389507056" calcext:value-type="percentage">
            <text:p>0.06%</text:p>
          </table:table-cell>
          <table:table-cell office:value-type="percentage" office:value="0.000240546734332534" calcext:value-type="percentage">
            <text:p>0.02%</text:p>
          </table:table-cell>
          <table:table-cell office:value-type="percentage" office:value="0.00200794780179567" calcext:value-type="percentage">
            <text:p>0.20%</text:p>
          </table:table-cell>
          <table:table-cell office:value-type="percentage" office:value="0.00154315972216802" calcext:value-type="percentage">
            <text:p>0.15%</text:p>
          </table:table-cell>
          <table:table-cell office:value-type="percentage" office:value="0.012268341359109" calcext:value-type="percentage">
            <text:p>1.23%</text:p>
          </table:table-cell>
          <table:table-cell office:value-type="percentage" office:value="0.00581606150678862" calcext:value-type="percentage">
            <text:p>0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prevotella_tannerae</text:p>
          </table:table-cell>
          <table:table-cell table:style-name="ce2" office:value-type="percentage" office:value="0.00226593504578295" calcext:value-type="percentage">
            <text:p>0.23%</text:p>
          </table:table-cell>
          <table:table-cell table:style-name="ce2" office:value-type="percentage" office:value="0.0189650358911021" calcext:value-type="percentage">
            <text:p>1.90%</text:p>
          </table:table-cell>
          <table:table-cell office:value-type="percentage" office:value="0.00314562532729231" calcext:value-type="percentage">
            <text:p>0.31%</text:p>
          </table:table-cell>
          <table:table-cell office:value-type="percentage" office:value="0.00199034649199083" calcext:value-type="percentage">
            <text:p>0.20%</text:p>
          </table:table-cell>
          <table:table-cell office:value-type="percentage" office:value="0.00701316881756986" calcext:value-type="percentage">
            <text:p>0.70%</text:p>
          </table:table-cell>
          <table:table-cell office:value-type="percentage" office:value="0.00254622827003665" calcext:value-type="percentage">
            <text:p>0.25%</text:p>
          </table:table-cell>
          <table:table-cell office:value-type="percentage" office:value="0.00741946770181263" calcext:value-type="percentage">
            <text:p>0.74%</text:p>
          </table:table-cell>
          <table:table-cell office:value-type="percentage" office:value="0.00489074212265348" calcext:value-type="percentage">
            <text:p>0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scardovia_omnicolens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03570695303643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_proteobacterium</text:p>
          </table:table-cell>
          <table:table-cell office:value-type="percentage" office:value="0.0000997429700387463" calcext:value-type="percentage">
            <text:p>0.01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63390939849922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omonas_macleodii</text:p>
          </table:table-cell>
          <table:table-cell office:value-type="percentage" office:value="0.0000230176084704799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a_calva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37492300688251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erobiospirillum_succiniciproducen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eroglobus_geminatus</text:p>
          </table:table-cell>
          <table:table-cell office:value-type="percentage" office:value="0.000197938191143173" calcext:value-type="percentage">
            <text:p>0.02%</text:p>
          </table:table-cell>
          <table:table-cell office:value-type="percentage" office:value="0.000966195813495165" calcext:value-type="percentage">
            <text:p>0.10%</text:p>
          </table:table-cell>
          <table:table-cell office:value-type="percentage" office:value="0.0000996363138503183" calcext:value-type="percentage">
            <text:p>0.01%</text:p>
          </table:table-cell>
          <table:table-cell office:value-type="percentage" office:value="0.00014259073315629" calcext:value-type="percentage">
            <text:p>0.01%</text:p>
          </table:table-cell>
          <table:table-cell office:value-type="percentage" office:value="0.0000205585060818914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erolineaceae_bacterium</text:p>
          </table:table-cell>
          <table:table-cell office:value-type="percentage" office:value="0.00027083563053243" calcext:value-type="percentage">
            <text:p>0.03%</text:p>
          </table:table-cell>
          <table:table-cell office:value-type="percentage" office:value="0.0000133136291621733" calcext:value-type="percentage">
            <text:p>0.00%</text:p>
          </table:table-cell>
          <table:table-cell office:value-type="percentage" office:value="0.0000683207006733575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70175192227164" calcext:value-type="percentage">
            <text:p>0.00%</text:p>
          </table:table-cell>
          <table:table-cell office:value-type="percentage" office:value="0.0000127392592120768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erotignum_lactatifermentans</text:p>
          </table:table-cell>
          <table:table-cell office:value-type="percentage" office:value="0.0000306901446273066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marina_agarilytic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icella_rigui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ospirillum_sp.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illus_bogoriensis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111000111000111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um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1071208591092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um_enrichment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094741828517290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um_episymbiont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283139736538475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um_QTYC46b</text:p>
          </table:table-cell>
          <table:table-cell office:value-type="percentage" office:value="0.000026968924458254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um_RFB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um_WH1-8</text:p>
          </table:table-cell>
          <table:table-cell office:value-type="percentage" office:value="0.00000427830365260174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ium_WH4-9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ales_oral</text:p>
          </table:table-cell>
          <table:table-cell office:value-type="percentage" office:value="0.000366433460282532" calcext:value-type="percentage">
            <text:p>0.04%</text:p>
          </table:table-cell>
          <table:table-cell office:value-type="percentage" office:value="0.000155597477100547" calcext:value-type="percentage">
            <text:p>0.02%</text:p>
          </table:table-cell>
          <table:table-cell table:style-name="ce2" office:value-type="percentage" office:value="0.00030884585731584" calcext:value-type="percentage">
            <text:p>0.03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00128688305305458" calcext:value-type="percentage">
            <text:p>0.01%</text:p>
          </table:table-cell>
          <table:table-cell office:value-type="percentage" office:value="0.0000948207068960898" calcext:value-type="percentage">
            <text:p>0.01%</text:p>
          </table:table-cell>
          <table:table-cell office:value-type="percentage" office:value="0.000024447178659755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s_coprocola</text:p>
          </table:table-cell>
          <table:table-cell office:value-type="percentage" office:value="0.0000537077530977865" calcext:value-type="percentage">
            <text:p>0.01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s_coprophilu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s_massiliensis</text:p>
          </table:table-cell>
          <table:table-cell office:value-type="percentage" office:value="0.000084397897725093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28756055558238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s_plebeius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0504229222604596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s_sp.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360467526381717" calcext:value-type="percentage">
            <text:p>0.00%</text:p>
          </table:table-cell>
          <table:table-cell office:value-type="percentage" office:value="0.0000136409364502873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s_stercoris</text:p>
          </table:table-cell>
          <table:table-cell office:value-type="percentage" office:value="0.000161123259293359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720935052763434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s_vulgatus</text:p>
          </table:table-cell>
          <table:table-cell office:value-type="percentage" office:value="0.000311236255292042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381049952323078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378171916953447" calcext:value-type="percentage">
            <text:p>0.00%</text:p>
          </table:table-cell>
          <table:table-cell office:value-type="percentage" office:value="0.0000094741828517290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tes_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etes_oral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88109174528729" calcext:value-type="percentage">
            <text:p>0.00%</text:p>
          </table:table-cell>
          <table:table-cell office:value-type="percentage" office:value="0.0000162210386871773" calcext:value-type="percentage">
            <text:p>0.00%</text:p>
          </table:table-cell>
          <table:table-cell office:value-type="percentage" office:value="0.000103398953479641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19017414642731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eroidia_bacterium</text:p>
          </table:table-cell>
          <table:table-cell office:value-type="percentage" office:value="0.0000203826849091697" calcext:value-type="percentage">
            <text:p>0.00%</text:p>
          </table:table-cell>
          <table:table-cell office:value-type="percentage" office:value="0.0000149209727618981" calcext:value-type="percentage">
            <text:p>0.00%</text:p>
          </table:table-cell>
          <table:table-cell office:value-type="percentage" office:value="0.000016430478537687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17254772635667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reactor_metagenome</text:p>
          </table:table-cell>
          <table:table-cell office:value-type="percentage" office:value="0.000015498469526134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reactor_sludg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618945935072571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utia_faec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utia_hansenii</text:p>
          </table:table-cell>
          <table:table-cell office:value-type="percentage" office:value="0.000122760578509226" calcext:value-type="percentage">
            <text:p>0.01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utia_sp.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618945935072571" calcext:value-type="percentage">
            <text:p>0.01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yrate-producing_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ylobacter_concisus</text:p>
          </table:table-cell>
          <table:table-cell office:value-type="percentage" office:value="0.000108937462173071" calcext:value-type="percentage">
            <text:p>0.01%</text:p>
          </table:table-cell>
          <table:table-cell office:value-type="percentage" office:value="0.000144628886795715" calcext:value-type="percentage">
            <text:p>0.01%</text:p>
          </table:table-cell>
          <table:table-cell office:value-type="percentage" office:value="0.0000908854582005416" calcext:value-type="percentage">
            <text:p>0.01%</text:p>
          </table:table-cell>
          <table:table-cell office:value-type="percentage" office:value="0.00010779388279347" calcext:value-type="percentage">
            <text:p>0.01%</text:p>
          </table:table-cell>
          <table:table-cell office:value-type="percentage" office:value="0.000742743920550966" calcext:value-type="percentage">
            <text:p>0.07%</text:p>
          </table:table-cell>
          <table:table-cell office:value-type="percentage" office:value="0.00072410595913595" calcext:value-type="percentage">
            <text:p>0.07%</text:p>
          </table:table-cell>
          <table:table-cell office:value-type="percentage" office:value="0.0011303779766152" calcext:value-type="percentage">
            <text:p>0.11%</text:p>
          </table:table-cell>
          <table:table-cell office:value-type="percentage" office:value="0.00117787043437994" calcext:value-type="percentage">
            <text:p>0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ylobacter_curvus</text:p>
          </table:table-cell>
          <table:table-cell office:value-type="percentage" office:value="0.00000723209604223544" calcext:value-type="percentage">
            <text:p>0.00%</text:p>
          </table:table-cell>
          <table:table-cell office:value-type="percentage" office:value="0.0000187134502923977" calcext:value-type="percentage">
            <text:p>0.00%</text:p>
          </table:table-cell>
          <table:table-cell office:value-type="percentage" office:value="0.0000138571329591907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ylobacter_gracilis</text:p>
          </table:table-cell>
          <table:table-cell office:value-type="percentage" office:value="0.000835551975473291" calcext:value-type="percentage">
            <text:p>0.08%</text:p>
          </table:table-cell>
          <table:table-cell office:value-type="percentage" office:value="0.000983650428303694" calcext:value-type="percentage">
            <text:p>0.10%</text:p>
          </table:table-cell>
          <table:table-cell office:value-type="percentage" office:value="0.000687940024977453" calcext:value-type="percentage">
            <text:p>0.07%</text:p>
          </table:table-cell>
          <table:table-cell office:value-type="percentage" office:value="0.00041825878997146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44272819902436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505289752092215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ylobacter_showae</text:p>
          </table:table-cell>
          <table:table-cell office:value-type="percentage" office:value="0.000580187832481913" calcext:value-type="percentage">
            <text:p>0.06%</text:p>
          </table:table-cell>
          <table:table-cell office:value-type="percentage" office:value="0.00143460633744924" calcext:value-type="percentage">
            <text:p>0.14%</text:p>
          </table:table-cell>
          <table:table-cell table:style-name="ce2" office:value-type="percentage" office:value="0.000610343766674898" calcext:value-type="percentage">
            <text:p>0.06%</text:p>
          </table:table-cell>
          <table:table-cell table:style-name="ce2" office:value-type="percentage" office:value="0.00139000073089819" calcext:value-type="percentage">
            <text:p>0.14%</text:p>
          </table:table-cell>
          <table:table-cell office:value-type="percentage" office:value="0.000349981549109535" calcext:value-type="percentage">
            <text:p>0.03%</text:p>
          </table:table-cell>
          <table:table-cell office:value-type="percentage" office:value="0.000387999520799079" calcext:value-type="percentage">
            <text:p>0.04%</text:p>
          </table:table-cell>
          <table:table-cell office:value-type="percentage" office:value="0.000684691192164564" calcext:value-type="percentage">
            <text:p>0.07%</text:p>
          </table:table-cell>
          <table:table-cell office:value-type="percentage" office:value="0.000666064062589152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tus_Fonsibacter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55945419103314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tus_Gracilibacteria</text:p>
          </table:table-cell>
          <table:table-cell office:value-type="percentage" office:value="0.0000109983777392835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77340338276695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tus_Pelagibacter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20319893175418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nocytophaga_gingivalis</text:p>
          </table:table-cell>
          <table:table-cell table:style-name="ce2" office:value-type="percentage" office:value="0.00848830532574606" calcext:value-type="percentage">
            <text:p>0.85%</text:p>
          </table:table-cell>
          <table:table-cell table:style-name="ce2" office:value-type="percentage" office:value="0.00335296800107574" calcext:value-type="percentage">
            <text:p>0.34%</text:p>
          </table:table-cell>
          <table:table-cell office:value-type="percentage" office:value="0.0103727770744828" calcext:value-type="percentage">
            <text:p>1.04%</text:p>
          </table:table-cell>
          <table:table-cell office:value-type="percentage" office:value="0.00681901832275802" calcext:value-type="percentage">
            <text:p>0.68%</text:p>
          </table:table-cell>
          <table:table-cell office:value-type="percentage" office:value="0.00338605948269688" calcext:value-type="percentage">
            <text:p>0.34%</text:p>
          </table:table-cell>
          <table:table-cell office:value-type="percentage" office:value="0.00384636460591049" calcext:value-type="percentage">
            <text:p>0.38%</text:p>
          </table:table-cell>
          <table:table-cell office:value-type="percentage" office:value="0.00268505574164492" calcext:value-type="percentage">
            <text:p>0.27%</text:p>
          </table:table-cell>
          <table:table-cell office:value-type="percentage" office:value="0.00497644130877883" calcext:value-type="percentage">
            <text:p>0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nocytophaga_granulosa</text:p>
          </table:table-cell>
          <table:table-cell office:value-type="percentage" office:value="0.00600229491848559" calcext:value-type="percentage">
            <text:p>0.60%</text:p>
          </table:table-cell>
          <table:table-cell office:value-type="percentage" office:value="0.00665975977906791" calcext:value-type="percentage">
            <text:p>0.67%</text:p>
          </table:table-cell>
          <table:table-cell table:style-name="ce2" office:value-type="percentage" office:value="0.00368578688685895" calcext:value-type="percentage">
            <text:p>0.37%</text:p>
          </table:table-cell>
          <table:table-cell table:style-name="ce2" office:value-type="percentage" office:value="0.00921437595123482" calcext:value-type="percentage">
            <text:p>0.92%</text:p>
          </table:table-cell>
          <table:table-cell office:value-type="percentage" office:value="0.000662591399856819" calcext:value-type="percentage">
            <text:p>0.07%</text:p>
          </table:table-cell>
          <table:table-cell office:value-type="percentage" office:value="0.00136760130049683" calcext:value-type="percentage">
            <text:p>0.14%</text:p>
          </table:table-cell>
          <table:table-cell office:value-type="percentage" office:value="0.0000348341025864321" calcext:value-type="percentage">
            <text:p>0.00%</text:p>
          </table:table-cell>
          <table:table-cell office:value-type="percentage" office:value="0.000012223546050242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nocytophaga_haemolytica</text:p>
          </table:table-cell>
          <table:table-cell office:value-type="percentage" office:value="0.000140312029018683" calcext:value-type="percentage">
            <text:p>0.01%</text:p>
          </table:table-cell>
          <table:table-cell office:value-type="percentage" office:value="0.0000451390848050556" calcext:value-type="percentage">
            <text:p>0.00%</text:p>
          </table:table-cell>
          <table:table-cell office:value-type="percentage" office:value="0.0000564483345643016" calcext:value-type="percentage">
            <text:p>0.01%</text:p>
          </table:table-cell>
          <table:table-cell office:value-type="percentage" office:value="0.000130632196622526" calcext:value-type="percentage">
            <text:p>0.01%</text:p>
          </table:table-cell>
          <table:table-cell office:value-type="percentage" office:value="0.00000879410794767506" calcext:value-type="percentage">
            <text:p>0.00%</text:p>
          </table:table-cell>
          <table:table-cell office:value-type="percentage" office:value="0.0000907694456081553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nocytophaga_leadbetteri</text:p>
          </table:table-cell>
          <table:table-cell table:style-name="ce2" office:value-type="percentage" office:value="0.0016704287197653" calcext:value-type="percentage">
            <text:p>0.17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0202480767653205" calcext:value-type="percentage">
            <text:p>0.20%</text:p>
          </table:table-cell>
          <table:table-cell office:value-type="percentage" office:value="0.00467230071746116" calcext:value-type="percentage">
            <text:p>0.47%</text:p>
          </table:table-cell>
          <table:table-cell office:value-type="percentage" office:value="0.00135822884025163" calcext:value-type="percentage">
            <text:p>0.14%</text:p>
          </table:table-cell>
          <table:table-cell office:value-type="percentage" office:value="0.000839026379192784" calcext:value-type="percentage">
            <text:p>0.08%</text:p>
          </table:table-cell>
          <table:table-cell office:value-type="percentage" office:value="0.000385067921702856" calcext:value-type="percentage">
            <text:p>0.04%</text:p>
          </table:table-cell>
          <table:table-cell office:value-type="percentage" office:value="0.000104825071101738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nocytophaga_ochracea</text:p>
          </table:table-cell>
          <table:table-cell office:value-type="percentage" office:value="0.000226286736629274" calcext:value-type="percentage">
            <text:p>0.02%</text:p>
          </table:table-cell>
          <table:table-cell office:value-type="percentage" office:value="0.0004639316376419" calcext:value-type="percentage">
            <text:p>0.05%</text:p>
          </table:table-cell>
          <table:table-cell office:value-type="percentage" office:value="0.000579959780035307" calcext:value-type="percentage">
            <text:p>0.06%</text:p>
          </table:table-cell>
          <table:table-cell office:value-type="percentage" office:value="0.000483712719017514" calcext:value-type="percentage">
            <text:p>0.05%</text:p>
          </table:table-cell>
          <table:table-cell office:value-type="percentage" office:value="0.0000585808945588711" calcext:value-type="percentage">
            <text:p>0.01%</text:p>
          </table:table-cell>
          <table:table-cell office:value-type="percentage" office:value="0.000110836972042626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nocytophaga_sputigena</text:p>
          </table:table-cell>
          <table:table-cell office:value-type="percentage" office:value="0.00680953773895951" calcext:value-type="percentage">
            <text:p>0.68%</text:p>
          </table:table-cell>
          <table:table-cell office:value-type="percentage" office:value="0.0135588351011725" calcext:value-type="percentage">
            <text:p>1.36%</text:p>
          </table:table-cell>
          <table:table-cell office:value-type="percentage" office:value="0.0147674209865102" calcext:value-type="percentage">
            <text:p>1.48%</text:p>
          </table:table-cell>
          <table:table-cell office:value-type="percentage" office:value="0.0243078953672949" calcext:value-type="percentage">
            <text:p>2.43%</text:p>
          </table:table-cell>
          <table:table-cell office:value-type="percentage" office:value="0.00363194590998553" calcext:value-type="percentage">
            <text:p>0.36%</text:p>
          </table:table-cell>
          <table:table-cell office:value-type="percentage" office:value="0.00679796059617003" calcext:value-type="percentage">
            <text:p>0.68%</text:p>
          </table:table-cell>
          <table:table-cell office:value-type="percentage" office:value="0.00149032273619535" calcext:value-type="percentage">
            <text:p>0.15%</text:p>
          </table:table-cell>
          <table:table-cell office:value-type="percentage" office:value="0.00270907705669052" calcext:value-type="percentage">
            <text:p>0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obacterium_valvarum</text:p>
          </table:table-cell>
          <table:table-cell table:style-name="ce2" office:value-type="percentage" office:value="0.000921015251537969" calcext:value-type="percentage">
            <text:p>0.09%</text:p>
          </table:table-cell>
          <table:table-cell table:style-name="ce2" office:value-type="percentage" office:value="0.00231346484647597" calcext:value-type="percentage">
            <text:p>0.23%</text:p>
          </table:table-cell>
          <table:table-cell table:style-name="ce2" office:value-type="percentage" office:value="0.000937925157379529" calcext:value-type="percentage">
            <text:p>0.09%</text:p>
          </table:table-cell>
          <table:table-cell table:style-name="ce2" office:value-type="percentage" office:value="0.00244879434032924" calcext:value-type="percentage">
            <text:p>0.2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1640922985365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403774573905128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ea_mollissima</text:p>
          </table:table-cell>
          <table:table-cell office:value-type="percentage" office:value="0.000017113214610407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41062995991894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ella_morbi</text:p>
          </table:table-cell>
          <table:table-cell office:value-type="percentage" office:value="0.000123657688844408" calcext:value-type="percentage">
            <text:p>0.01%</text:p>
          </table:table-cell>
          <table:table-cell office:value-type="percentage" office:value="0.000244661767269937" calcext:value-type="percentage">
            <text:p>0.02%</text:p>
          </table:table-cell>
          <table:table-cell office:value-type="percentage" office:value="0.00017843142555895" calcext:value-type="percentage">
            <text:p>0.02%</text:p>
          </table:table-cell>
          <table:table-cell office:value-type="percentage" office:value="0.00000924872598799515" calcext:value-type="percentage">
            <text:p>0.00%</text:p>
          </table:table-cell>
          <table:table-cell office:value-type="percentage" office:value="0.000147616331734156" calcext:value-type="percentage">
            <text:p>0.01%</text:p>
          </table:table-cell>
          <table:table-cell office:value-type="percentage" office:value="0.0000761314354854059" calcext:value-type="percentage">
            <text:p>0.01%</text:p>
          </table:table-cell>
          <table:table-cell office:value-type="percentage" office:value="0.000030664213529584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obium_sp.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opicon_primu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tridiales_bacterium</text:p>
          </table:table-cell>
          <table:table-cell table:style-name="ce2" office:value-type="percentage" office:value="0.000437304341097046" calcext:value-type="percentage">
            <text:p>0.04%</text:p>
          </table:table-cell>
          <table:table-cell table:style-name="ce2" office:value-type="percentage" office:value="0.00241876149934722" calcext:value-type="percentage">
            <text:p>0.24%</text:p>
          </table:table-cell>
          <table:table-cell table:style-name="ce2" office:value-type="percentage" office:value="0.000564186765986765" calcext:value-type="percentage">
            <text:p>0.06%</text:p>
          </table:table-cell>
          <table:table-cell table:style-name="ce2" office:value-type="percentage" office:value="0.00288821897784112" calcext:value-type="percentage">
            <text:p>0.29%</text:p>
          </table:table-cell>
          <table:table-cell office:value-type="percentage" office:value="0.00208549021505151" calcext:value-type="percentage">
            <text:p>0.21%</text:p>
          </table:table-cell>
          <table:table-cell office:value-type="percentage" office:value="0.00274151714758674" calcext:value-type="percentage">
            <text:p>0.27%</text:p>
          </table:table-cell>
          <table:table-cell office:value-type="percentage" office:value="0.00384296823148028" calcext:value-type="percentage">
            <text:p>0.38%</text:p>
          </table:table-cell>
          <table:table-cell office:value-type="percentage" office:value="0.00197342880195944" calcext:value-type="percentage">
            <text:p>0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tridium_tert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comyxa_simplex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43741661745729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comyxa_viridis</text:p>
          </table:table-cell>
          <table:table-cell office:value-type="percentage" office:value="0.00000641745547890261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553457772064665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rococcus_eutactus</text:p>
          </table:table-cell>
          <table:table-cell office:value-type="percentage" office:value="0.0000306901446273066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ynebacterium_durum</text:p>
          </table:table-cell>
          <table:table-cell table:style-name="ce2" office:value-type="percentage" office:value="0.00451087489521937" calcext:value-type="percentage">
            <text:p>0.45%</text:p>
          </table:table-cell>
          <table:table-cell table:style-name="ce2" office:value-type="percentage" office:value="0.000358256512259271" calcext:value-type="percentage">
            <text:p>0.04%</text:p>
          </table:table-cell>
          <table:table-cell table:style-name="ce2" office:value-type="percentage" office:value="0.00627326926752971" calcext:value-type="percentage">
            <text:p>0.63%</text:p>
          </table:table-cell>
          <table:table-cell table:style-name="ce2" office:value-type="percentage" office:value="0.00162015775993199" calcext:value-type="percentage">
            <text:p>0.16%</text:p>
          </table:table-cell>
          <table:table-cell office:value-type="percentage" office:value="0.0000795898964368359" calcext:value-type="percentage">
            <text:p>0.01%</text:p>
          </table:table-cell>
          <table:table-cell office:value-type="percentage" office:value="0.000108128746391203" calcext:value-type="percentage">
            <text:p>0.01%</text:p>
          </table:table-cell>
          <table:table-cell office:value-type="percentage" office:value="0.00000533290670079727" calcext:value-type="percentage">
            <text:p>0.00%</text:p>
          </table:table-cell>
          <table:table-cell office:value-type="percentage" office:value="0.0000091629766837816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ynebacterium_matruchotii</text:p>
          </table:table-cell>
          <table:table-cell office:value-type="percentage" office:value="0.0134249897828045" calcext:value-type="percentage">
            <text:p>1.34%</text:p>
          </table:table-cell>
          <table:table-cell office:value-type="percentage" office:value="0.0130597119305421" calcext:value-type="percentage">
            <text:p>1.31%</text:p>
          </table:table-cell>
          <table:table-cell office:value-type="percentage" office:value="0.0173844903203153" calcext:value-type="percentage">
            <text:p>1.74%</text:p>
          </table:table-cell>
          <table:table-cell office:value-type="percentage" office:value="0.0271589730867801" calcext:value-type="percentage">
            <text:p>2.72%</text:p>
          </table:table-cell>
          <table:table-cell table:style-name="ce2" office:value-type="percentage" office:value="0.000383091059647177" calcext:value-type="percentage">
            <text:p>0.04%</text:p>
          </table:table-cell>
          <table:table-cell table:style-name="ce2" office:value-type="percentage" office:value="0.000971129259349496" calcext:value-type="percentage">
            <text:p>0.10%</text:p>
          </table:table-cell>
          <table:table-cell office:value-type="percentage" office:value="0.0000692628910064134" calcext:value-type="percentage">
            <text:p>0.01%</text:p>
          </table:table-cell>
          <table:table-cell office:value-type="percentage" office:value="0.00017718014584535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ria_costata</text:p>
          </table:table-cell>
          <table:table-cell office:value-type="percentage" office:value="0.000049101768701011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55726855096161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ertonia_aggregata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085460955026172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omorphaceae_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bacterium_curtum</text:p>
          </table:table-cell>
          <table:table-cell office:value-type="percentage" office:value="0.000006814019845832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346428323979769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56973970017448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ococcus_alpinitundrae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1071208591092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itrifying_bacterium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049619788371602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ulfobacter_postgatei</text:p>
          </table:table-cell>
          <table:table-cell office:value-type="percentage" office:value="0.00171665459106616" calcext:value-type="percentage">
            <text:p>0.1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04181954967844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517940152015435" calcext:value-type="percentage">
            <text:p>0.00%</text:p>
          </table:table-cell>
          <table:table-cell office:value-type="percentage" office:value="0.0000358663162873453" calcext:value-type="percentage">
            <text:p>0.00%</text:p>
          </table:table-cell>
          <table:table-cell office:value-type="percentage" office:value="0.000013016748587007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ulfobulbaceae_bacterium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0336284227429023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ulfobulbus_sp.</text:p>
          </table:table-cell>
          <table:table-cell office:value-type="percentage" office:value="0.00014777446559148" calcext:value-type="percentage">
            <text:p>0.01%</text:p>
          </table:table-cell>
          <table:table-cell office:value-type="percentage" office:value="0.00000755287009063444" calcext:value-type="percentage">
            <text:p>0.00%</text:p>
          </table:table-cell>
          <table:table-cell office:value-type="percentage" office:value="0.0000821523926884371" calcext:value-type="percentage">
            <text:p>0.01%</text:p>
          </table:table-cell>
          <table:table-cell office:value-type="percentage" office:value="0.0000110837711422935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ulfococcus_biacutus</text:p>
          </table:table-cell>
          <table:table-cell office:value-type="percentage" office:value="0.0000383626807841332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427304775130862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ulfovibrio_aerotoleran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ulfovibrio_sulfodismutans</text:p>
          </table:table-cell>
          <table:table-cell office:value-type="percentage" office:value="0.0000383626807841332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ister_micraerophilus</text:p>
          </table:table-cell>
          <table:table-cell office:value-type="percentage" office:value="0.000021696288126706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ister_pneumosintes</text:p>
          </table:table-cell>
          <table:table-cell office:value-type="percentage" office:value="0.000782003459460034" calcext:value-type="percentage">
            <text:p>0.08%</text:p>
          </table:table-cell>
          <table:table-cell office:value-type="percentage" office:value="0.00153118108122669" calcext:value-type="percentage">
            <text:p>0.15%</text:p>
          </table:table-cell>
          <table:table-cell office:value-type="percentage" office:value="0.000921995712090055" calcext:value-type="percentage">
            <text:p>0.09%</text:p>
          </table:table-cell>
          <table:table-cell office:value-type="percentage" office:value="0.000229630540861935" calcext:value-type="percentage">
            <text:p>0.02%</text:p>
          </table:table-cell>
          <table:table-cell office:value-type="percentage" office:value="0.000303063451479908" calcext:value-type="percentage">
            <text:p>0.03%</text:p>
          </table:table-cell>
          <table:table-cell office:value-type="percentage" office:value="0.000134561601885717" calcext:value-type="percentage">
            <text:p>0.01%</text:p>
          </table:table-cell>
          <table:table-cell office:value-type="percentage" office:value="0.000015998720102391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erthia_catenaformis</text:p>
          </table:table-cell>
          <table:table-cell office:value-type="percentage" office:value="0.0000583652077995419" calcext:value-type="percentage">
            <text:p>0.01%</text:p>
          </table:table-cell>
          <table:table-cell office:value-type="percentage" office:value="0.0000133136291621733" calcext:value-type="percentage">
            <text:p>0.00%</text:p>
          </table:table-cell>
          <table:table-cell office:value-type="percentage" office:value="0.000012616363423360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434191675291239" calcext:value-type="percentage">
            <text:p>0.00%</text:p>
          </table:table-cell>
          <table:table-cell office:value-type="percentage" office:value="0.0000247547812296673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kenella_sp.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iania_huxleyi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ococcus_cecor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ococcus_faec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ythrotrichia_carnea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54736483768143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acterium_brachy</text:p>
          </table:table-cell>
          <table:table-cell office:value-type="percentage" office:value="0.0000037205149192648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44046986195694" calcext:value-type="percentage">
            <text:p>0.00%</text:p>
          </table:table-cell>
          <table:table-cell office:value-type="percentage" office:value="0.00000614864345553762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acterium_coprostanoligen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acterium_saphenum</text:p>
          </table:table-cell>
          <table:table-cell office:value-type="percentage" office:value="0.000180751913290196" calcext:value-type="percentage">
            <text:p>0.02%</text:p>
          </table:table-cell>
          <table:table-cell office:value-type="percentage" office:value="0.000052708791346572" calcext:value-type="percentage">
            <text:p>0.01%</text:p>
          </table:table-cell>
          <table:table-cell office:value-type="percentage" office:value="0.000154304907582982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744755090003508" calcext:value-type="percentage">
            <text:p>0.01%</text:p>
          </table:table-cell>
          <table:table-cell office:value-type="percentage" office:value="0.0000610585935855273" calcext:value-type="percentage">
            <text:p>0.01%</text:p>
          </table:table-cell>
          <table:table-cell office:value-type="percentage" office:value="0.0000066661333759965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acterium_sp.</text:p>
          </table:table-cell>
          <table:table-cell office:value-type="percentage" office:value="0.000681371297066029" calcext:value-type="percentage">
            <text:p>0.07%</text:p>
          </table:table-cell>
          <table:table-cell office:value-type="percentage" office:value="0.00113780977358236" calcext:value-type="percentage">
            <text:p>0.11%</text:p>
          </table:table-cell>
          <table:table-cell office:value-type="percentage" office:value="0.00115419884870268" calcext:value-type="percentage">
            <text:p>0.12%</text:p>
          </table:table-cell>
          <table:table-cell office:value-type="percentage" office:value="0.000590641599684844" calcext:value-type="percentage">
            <text:p>0.06%</text:p>
          </table:table-cell>
          <table:table-cell office:value-type="percentage" office:value="0.0021972402167905" calcext:value-type="percentage">
            <text:p>0.22%</text:p>
          </table:table-cell>
          <table:table-cell office:value-type="percentage" office:value="0.0031022158892179" calcext:value-type="percentage">
            <text:p>0.31%</text:p>
          </table:table-cell>
          <table:table-cell office:value-type="percentage" office:value="0.0103629552640292" calcext:value-type="percentage">
            <text:p>1.04%</text:p>
          </table:table-cell>
          <table:table-cell office:value-type="percentage" office:value="0.0204983209465991" calcext:value-type="percentage">
            <text:p>2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lena_agilis</text:p>
          </table:table-cell>
          <table:table-cell office:value-type="percentage" office:value="0.0000613802892546131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84040828750009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11719109682495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icutes_oral</text:p>
          </table:table-cell>
          <table:table-cell office:value-type="percentage" office:value="0.000495233723840671" calcext:value-type="percentage">
            <text:p>0.05%</text:p>
          </table:table-cell>
          <table:table-cell office:value-type="percentage" office:value="0.000753413120626424" calcext:value-type="percentage">
            <text:p>0.08%</text:p>
          </table:table-cell>
          <table:table-cell office:value-type="percentage" office:value="0.000700269194641566" calcext:value-type="percentage">
            <text:p>0.07%</text:p>
          </table:table-cell>
          <table:table-cell office:value-type="percentage" office:value="0.00122198054686594" calcext:value-type="percentage">
            <text:p>0.12%</text:p>
          </table:table-cell>
          <table:table-cell office:value-type="percentage" office:value="0.000956787004875263" calcext:value-type="percentage">
            <text:p>0.10%</text:p>
          </table:table-cell>
          <table:table-cell office:value-type="percentage" office:value="0.000679012529436335" calcext:value-type="percentage">
            <text:p>0.07%</text:p>
          </table:table-cell>
          <table:table-cell office:value-type="percentage" office:value="0.000449279839307864" calcext:value-type="percentage">
            <text:p>0.04%</text:p>
          </table:table-cell>
          <table:table-cell office:value-type="percentage" office:value="0.000252988540844642" calcext:value-type="percentage">
            <text:p>0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vobacterium_cheonhonens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us_vesiculosu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ivirga_lutimar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obacterium_mortifer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obacterium_necrophorum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463123769827486" calcext:value-type="percentage">
            <text:p>0.00%</text:p>
          </table:table-cell>
          <table:table-cell office:value-type="percentage" office:value="0.0000191786733152734" calcext:value-type="percentage">
            <text:p>0.00%</text:p>
          </table:table-cell>
          <table:table-cell office:value-type="percentage" office:value="0.00001993783022031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lla_sp.</text:p>
          </table:table-cell>
          <table:table-cell office:value-type="percentage" office:value="0.000244313813031724" calcext:value-type="percentage">
            <text:p>0.02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ecola_sp.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cilibacteria_bacterium</text:p>
          </table:table-cell>
          <table:table-cell office:value-type="percentage" office:value="0.000114731511571227" calcext:value-type="percentage">
            <text:p>0.01%</text:p>
          </table:table-cell>
          <table:table-cell office:value-type="percentage" office:value="0.000269582835899221" calcext:value-type="percentage">
            <text:p>0.03%</text:p>
          </table:table-cell>
          <table:table-cell table:style-name="ce2" office:value-type="percentage" office:value="0.000212828412242061" calcext:value-type="percentage">
            <text:p>0.02%</text:p>
          </table:table-cell>
          <table:table-cell table:style-name="ce2" office:value-type="percentage" office:value="0.000412003006932809" calcext:value-type="percentage">
            <text:p>0.04%</text:p>
          </table:table-cell>
          <table:table-cell office:value-type="percentage" office:value="0.0000201694730633803" calcext:value-type="percentage">
            <text:p>0.00%</text:p>
          </table:table-cell>
          <table:table-cell office:value-type="percentage" office:value="0.00008710504776934" calcext:value-type="percentage">
            <text:p>0.01%</text:p>
          </table:table-cell>
          <table:table-cell office:value-type="percentage" office:value="0.0000050224755782125" calcext:value-type="percentage">
            <text:p>0.00%</text:p>
          </table:table-cell>
          <table:table-cell office:value-type="percentage" office:value="0.00002555944650112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_metagenome</text:p>
          </table:table-cell>
          <table:table-cell office:value-type="percentage" office:value="0.000612808939939085" calcext:value-type="percentage">
            <text:p>0.06%</text:p>
          </table:table-cell>
          <table:table-cell office:value-type="percentage" office:value="0.0000391897518798834" calcext:value-type="percentage">
            <text:p>0.00%</text:p>
          </table:table-cell>
          <table:table-cell office:value-type="percentage" office:value="0.000105841667530303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364788008423287" calcext:value-type="percentage">
            <text:p>0.00%</text:p>
          </table:table-cell>
          <table:table-cell office:value-type="percentage" office:value="0.00002590900341450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philus_parahaemolyticus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274444187639702" calcext:value-type="percentage">
            <text:p>0.03%</text:p>
          </table:table-cell>
          <table:table-cell office:value-type="percentage" office:value="0.0000774004405590935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76851413232275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philus_sputorum</text:p>
          </table:table-cell>
          <table:table-cell office:value-type="percentage" office:value="0.0000535251675337744" calcext:value-type="percentage">
            <text:p>0.0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150687289417755" calcext:value-type="percentage">
            <text:p>0.15%</text:p>
          </table:table-cell>
          <table:table-cell office:value-type="percentage" office:value="0.000171076169884619" calcext:value-type="percentage">
            <text:p>0.02%</text:p>
          </table:table-cell>
          <table:table-cell office:value-type="percentage" office:value="0.0000915870917633259" calcext:value-type="percentage">
            <text:p>0.01%</text:p>
          </table:table-cell>
          <table:table-cell office:value-type="percentage" office:value="0.000112103935851133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veochlorella_roystonensis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05356042955464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_gut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enobacter_gelipurpurascen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enobacter_qilianens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sibius_dujardini</text:p>
          </table:table-cell>
          <table:table-cell office:value-type="percentage" office:value="0.00000427830365260174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-reducing_bacterium</text:p>
          </table:table-cell>
          <table:table-cell office:value-type="percentage" office:value="0.000107415506195573" calcext:value-type="percentage">
            <text:p>0.01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ella_ignava</text:p>
          </table:table-cell>
          <table:table-cell office:value-type="percentage" office:value="0.000101418187761244" calcext:value-type="percentage">
            <text:p>0.01%</text:p>
          </table:table-cell>
          <table:table-cell office:value-type="percentage" office:value="0.000306269089696252" calcext:value-type="percentage">
            <text:p>0.03%</text:p>
          </table:table-cell>
          <table:table-cell office:value-type="percentage" office:value="0.0000865605906922237" calcext:value-type="percentage">
            <text:p>0.01%</text:p>
          </table:table-cell>
          <table:table-cell office:value-type="percentage" office:value="0.00029782086932264" calcext:value-type="percentage">
            <text:p>0.03%</text:p>
          </table:table-cell>
          <table:table-cell office:value-type="percentage" office:value="0.00000894644434752463" calcext:value-type="percentage">
            <text:p>0.00%</text:p>
          </table:table-cell>
          <table:table-cell office:value-type="percentage" office:value="0.0000256016385048643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ella_oralis</text:p>
          </table:table-cell>
          <table:table-cell office:value-type="percentage" office:value="0.00000509567122729242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noanaerobaculum_oral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nospiraceae_bacterium</text:p>
          </table:table-cell>
          <table:table-cell office:value-type="percentage" office:value="0.000359672207025846" calcext:value-type="percentage">
            <text:p>0.04%</text:p>
          </table:table-cell>
          <table:table-cell office:value-type="percentage" office:value="0.000333196226993103" calcext:value-type="percentage">
            <text:p>0.03%</text:p>
          </table:table-cell>
          <table:table-cell office:value-type="percentage" office:value="0.000350757156788611" calcext:value-type="percentage">
            <text:p>0.04%</text:p>
          </table:table-cell>
          <table:table-cell office:value-type="percentage" office:value="0.000105675789174852" calcext:value-type="percentage">
            <text:p>0.01%</text:p>
          </table:table-cell>
          <table:table-cell office:value-type="percentage" office:value="0.000241666502447931" calcext:value-type="percentage">
            <text:p>0.02%</text:p>
          </table:table-cell>
          <table:table-cell office:value-type="percentage" office:value="0.000250175079242475" calcext:value-type="percentage">
            <text:p>0.03%</text:p>
          </table:table-cell>
          <table:table-cell office:value-type="percentage" office:value="0.0000203198931754187" calcext:value-type="percentage">
            <text:p>0.00%</text:p>
          </table:table-cell>
          <table:table-cell office:value-type="percentage" office:value="0.0000624089487300261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ibacterium_aquatil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_agilis</text:p>
          </table:table-cell>
          <table:table-cell office:value-type="percentage" office:value="0.000314573982429892" calcext:value-type="percentage">
            <text:p>0.03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_brev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_delbrueckii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0940822278671559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_fermentum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320894838177317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_vaginalis</text:p>
          </table:table-cell>
          <table:table-cell office:value-type="percentage" office:value="0.000368281735527679" calcext:value-type="percentage">
            <text:p>0.0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10143682433735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764035328993613" calcext:value-type="percentage">
            <text:p>0.01%</text:p>
          </table:table-cell>
          <table:table-cell office:value-type="percentage" office:value="0.000011518083390923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coccus_garvie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fieldella_rimae</text:p>
          </table:table-cell>
          <table:table-cell office:value-type="percentage" office:value="0.000215448841647691" calcext:value-type="percentage">
            <text:p>0.02%</text:p>
          </table:table-cell>
          <table:table-cell office:value-type="percentage" office:value="0.000133903412697975" calcext:value-type="percentage">
            <text:p>0.01%</text:p>
          </table:table-cell>
          <table:table-cell office:value-type="percentage" office:value="0.0000969608904679439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335491663032174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ocinclis_spirogyroid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buccalis</text:p>
          </table:table-cell>
          <table:table-cell table:style-name="ce2" office:value-type="percentage" office:value="0.000914390613733893" calcext:value-type="percentage">
            <text:p>0.09%</text:p>
          </table:table-cell>
          <table:table-cell table:style-name="ce2" office:value-type="percentage" office:value="0.00762187992430997" calcext:value-type="percentage">
            <text:p>0.76%</text:p>
          </table:table-cell>
          <table:table-cell table:style-name="ce2" office:value-type="percentage" office:value="0.00101384962420022" calcext:value-type="percentage">
            <text:p>0.10%</text:p>
          </table:table-cell>
          <table:table-cell table:style-name="ce2" office:value-type="percentage" office:value="0.0107955289746797" calcext:value-type="percentage">
            <text:p>1.08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0058481897466296" calcext:value-type="percentage">
            <text:p>0.06%</text:p>
          </table:table-cell>
          <table:table-cell office:value-type="percentage" office:value="0.000110352470782929" calcext:value-type="percentage">
            <text:p>0.01%</text:p>
          </table:table-cell>
          <table:table-cell office:value-type="percentage" office:value="0.0000954092628568506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goodfellowii</text:p>
          </table:table-cell>
          <table:table-cell office:value-type="percentage" office:value="0.0018116827116935" calcext:value-type="percentage">
            <text:p>0.18%</text:p>
          </table:table-cell>
          <table:table-cell office:value-type="percentage" office:value="0.0010185248037692" calcext:value-type="percentage">
            <text:p>0.10%</text:p>
          </table:table-cell>
          <table:table-cell office:value-type="percentage" office:value="0.000995876719497811" calcext:value-type="percentage">
            <text:p>0.10%</text:p>
          </table:table-cell>
          <table:table-cell office:value-type="percentage" office:value="0.000206174313978051" calcext:value-type="percentage">
            <text:p>0.02%</text:p>
          </table:table-cell>
          <table:table-cell office:value-type="percentage" office:value="0.0000526765033170114" calcext:value-type="percentage">
            <text:p>0.01%</text:p>
          </table:table-cell>
          <table:table-cell office:value-type="percentage" office:value="0.0000675777763366125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418353152813948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hofstadii</text:p>
          </table:table-cell>
          <table:table-cell office:value-type="percentage" office:value="0.0011645161325616" calcext:value-type="percentage">
            <text:p>0.12%</text:p>
          </table:table-cell>
          <table:table-cell office:value-type="percentage" office:value="0.00322449802391092" calcext:value-type="percentage">
            <text:p>0.32%</text:p>
          </table:table-cell>
          <table:table-cell office:value-type="percentage" office:value="0.00200940017748682" calcext:value-type="percentage">
            <text:p>0.20%</text:p>
          </table:table-cell>
          <table:table-cell office:value-type="percentage" office:value="0.0027137388484987" calcext:value-type="percentage">
            <text:p>0.27%</text:p>
          </table:table-cell>
          <table:table-cell office:value-type="percentage" office:value="0.00011150063792367" calcext:value-type="percentage">
            <text:p>0.01%</text:p>
          </table:table-cell>
          <table:table-cell office:value-type="percentage" office:value="0.000329929609277531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82125991983789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hongkongensis</text:p>
          </table:table-cell>
          <table:table-cell office:value-type="percentage" office:value="0.00621972422900747" calcext:value-type="percentage">
            <text:p>0.62%</text:p>
          </table:table-cell>
          <table:table-cell office:value-type="percentage" office:value="0.00363815583499857" calcext:value-type="percentage">
            <text:p>0.36%</text:p>
          </table:table-cell>
          <table:table-cell office:value-type="percentage" office:value="0.005153930979069" calcext:value-type="percentage">
            <text:p>0.52%</text:p>
          </table:table-cell>
          <table:table-cell office:value-type="percentage" office:value="0.0069891835588594" calcext:value-type="percentage">
            <text:p>0.70%</text:p>
          </table:table-cell>
          <table:table-cell office:value-type="percentage" office:value="0.0000836750293509716" calcext:value-type="percentage">
            <text:p>0.01%</text:p>
          </table:table-cell>
          <table:table-cell office:value-type="percentage" office:value="0.000306183255327468" calcext:value-type="percentage">
            <text:p>0.03%</text:p>
          </table:table-cell>
          <table:table-cell office:value-type="percentage" office:value="0.0000351476323610633" calcext:value-type="percentage">
            <text:p>0.00%</text:p>
          </table:table-cell>
          <table:table-cell office:value-type="percentage" office:value="0.000136914009468076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shahii</text:p>
          </table:table-cell>
          <table:table-cell office:value-type="percentage" office:value="0.000483797806214953" calcext:value-type="percentage">
            <text:p>0.05%</text:p>
          </table:table-cell>
          <table:table-cell office:value-type="percentage" office:value="0.00153746433273202" calcext:value-type="percentage">
            <text:p>0.15%</text:p>
          </table:table-cell>
          <table:table-cell table:style-name="ce2" office:value-type="percentage" office:value="0.000295189100185133" calcext:value-type="percentage">
            <text:p>0.03%</text:p>
          </table:table-cell>
          <table:table-cell table:style-name="ce2" office:value-type="percentage" office:value="0.00211052991724094" calcext:value-type="percentage">
            <text:p>0.21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sp.</text:p>
          </table:table-cell>
          <table:table-cell office:value-type="percentage" office:value="0.0000969039116587835" calcext:value-type="percentage">
            <text:p>0.01%</text:p>
          </table:table-cell>
          <table:table-cell office:value-type="percentage" office:value="0.000138142089261923" calcext:value-type="percentage">
            <text:p>0.01%</text:p>
          </table:table-cell>
          <table:table-cell office:value-type="percentage" office:value="0.000181228348395421" calcext:value-type="percentage">
            <text:p>0.02%</text:p>
          </table:table-cell>
          <table:table-cell office:value-type="percentage" office:value="0.000217933971943949" calcext:value-type="percentage">
            <text:p>0.02%</text:p>
          </table:table-cell>
          <table:table-cell office:value-type="percentage" office:value="0.00964568876206709" calcext:value-type="percentage">
            <text:p>0.96%</text:p>
          </table:table-cell>
          <table:table-cell office:value-type="percentage" office:value="0.00282886098649577" calcext:value-type="percentage">
            <text:p>0.28%</text:p>
          </table:table-cell>
          <table:table-cell office:value-type="percentage" office:value="0.0130464711461293" calcext:value-type="percentage">
            <text:p>1.30%</text:p>
          </table:table-cell>
          <table:table-cell office:value-type="percentage" office:value="0.0144541637685313" calcext:value-type="percentage">
            <text:p>1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trevisanii</text:p>
          </table:table-cell>
          <table:table-cell office:value-type="percentage" office:value="0.000144591313271406" calcext:value-type="percentage">
            <text:p>0.01%</text:p>
          </table:table-cell>
          <table:table-cell office:value-type="percentage" office:value="0.000197077902398591" calcext:value-type="percentage">
            <text:p>0.02%</text:p>
          </table:table-cell>
          <table:table-cell office:value-type="percentage" office:value="0.000170820057516628" calcext:value-type="percentage">
            <text:p>0.02%</text:p>
          </table:table-cell>
          <table:table-cell office:value-type="percentage" office:value="0.000143587157535666" calcext:value-type="percentage">
            <text:p>0.01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_wadei</text:p>
          </table:table-cell>
          <table:table-cell office:value-type="percentage" office:value="0.000283686835559797" calcext:value-type="percentage">
            <text:p>0.03%</text:p>
          </table:table-cell>
          <table:table-cell office:value-type="percentage" office:value="0.000278813339493998" calcext:value-type="percentage">
            <text:p>0.03%</text:p>
          </table:table-cell>
          <table:table-cell office:value-type="percentage" office:value="0.000132149797535843" calcext:value-type="percentage">
            <text:p>0.01%</text:p>
          </table:table-cell>
          <table:table-cell office:value-type="percentage" office:value="0.00041041053948017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09002795412389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trichia-like_sp.</text:p>
          </table:table-cell>
          <table:table-cell office:value-type="percentage" office:value="0.0000674898623012127" calcext:value-type="percentage">
            <text:p>0.01%</text:p>
          </table:table-cell>
          <table:table-cell office:value-type="percentage" office:value="0.000223668969924512" calcext:value-type="percentage">
            <text:p>0.02%</text:p>
          </table:table-cell>
          <table:table-cell table:style-name="ce2" office:value-type="percentage" office:value="0.000197124431940908" calcext:value-type="percentage">
            <text:p>0.02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0134085844700224" calcext:value-type="percentage">
            <text:p>0.13%</text:p>
          </table:table-cell>
          <table:table-cell office:value-type="percentage" office:value="0.00096045278476878" calcext:value-type="percentage">
            <text:p>0.10%</text:p>
          </table:table-cell>
          <table:table-cell office:value-type="percentage" office:value="0.0000110060946248985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nella_agarilytic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nella_lute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nella_sp.</text:p>
          </table:table-cell>
          <table:table-cell office:value-type="percentage" office:value="0.00000777453838678328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22106426654034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orimonas_cladophorae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049255017854944" calcext:value-type="percentage">
            <text:p>0.00%</text:p>
          </table:table-cell>
          <table:table-cell office:value-type="percentage" office:value="0.000023812786599444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eolibacter_alga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928418902608857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oniella_squamat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_metagenome</text:p>
          </table:table-cell>
          <table:table-cell office:value-type="percentage" office:value="0.000153450723136533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51952632905014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oscillum_lute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sphaera_micronuciformis</text:p>
          </table:table-cell>
          <table:table-cell office:value-type="percentage" office:value="0.000592000592177189" calcext:value-type="percentage">
            <text:p>0.06%</text:p>
          </table:table-cell>
          <table:table-cell office:value-type="percentage" office:value="0.000668302292158415" calcext:value-type="percentage">
            <text:p>0.07%</text:p>
          </table:table-cell>
          <table:table-cell office:value-type="percentage" office:value="0.000950255682239968" calcext:value-type="percentage">
            <text:p>0.10%</text:p>
          </table:table-cell>
          <table:table-cell office:value-type="percentage" office:value="0.00039831154194168" calcext:value-type="percentage">
            <text:p>0.04%</text:p>
          </table:table-cell>
          <table:table-cell office:value-type="percentage" office:value="0.0118981209400085" calcext:value-type="percentage">
            <text:p>1.19%</text:p>
          </table:table-cell>
          <table:table-cell office:value-type="percentage" office:value="0.0121744537592192" calcext:value-type="percentage">
            <text:p>1.22%</text:p>
          </table:table-cell>
          <table:table-cell office:value-type="percentage" office:value="0.0183635292835073" calcext:value-type="percentage">
            <text:p>1.84%</text:p>
          </table:table-cell>
          <table:table-cell office:value-type="percentage" office:value="0.0215402072669684" calcext:value-type="percentage">
            <text:p>2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genome</text:p>
          </table:table-cell>
          <table:table-cell office:value-type="percentage" office:value="0.0000423139967719073" calcext:value-type="percentage">
            <text:p>0.00%</text:p>
          </table:table-cell>
          <table:table-cell office:value-type="percentage" office:value="0.000155945419103314" calcext:value-type="percentage">
            <text:p>0.02%</text:p>
          </table:table-cell>
          <table:table-cell office:value-type="percentage" office:value="0.0000070784934134618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35624905371345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712174625218104" calcext:value-type="percentage">
            <text:p>0.00%</text:p>
          </table:table-cell>
          <table:table-cell office:value-type="percentage" office:value="0.000008926738259107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mycoplasma_salivarium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923381334505881" calcext:value-type="percentage">
            <text:p>0.01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obacterium_cerastii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1428278121457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okella_sp.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43576707621334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653942497395314" calcext:value-type="percentage">
            <text:p>0.07%</text:p>
          </table:table-cell>
          <table:table-cell office:value-type="percentage" office:value="0.000136519637940206" calcext:value-type="percentage">
            <text:p>0.01%</text:p>
          </table:table-cell>
          <table:table-cell office:value-type="percentage" office:value="0.0000543395743932747" calcext:value-type="percentage">
            <text:p>0.01%</text:p>
          </table:table-cell>
          <table:table-cell office:value-type="percentage" office:value="0.000629930218006157" calcext:value-type="percentage">
            <text:p>0.06%</text:p>
          </table:table-cell>
          <table:table-cell office:value-type="percentage" office:value="0.00115413210679027" calcext:value-type="percentage">
            <text:p>0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gibacterium_timidum</text:p>
          </table:table-cell>
          <table:table-cell office:value-type="percentage" office:value="0.0000356696985910469" calcext:value-type="percentage">
            <text:p>0.00%</text:p>
          </table:table-cell>
          <table:table-cell office:value-type="percentage" office:value="0.0000241519641584852" calcext:value-type="percentage">
            <text:p>0.00%</text:p>
          </table:table-cell>
          <table:table-cell office:value-type="percentage" office:value="0.0000619077990364223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01294997819304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ispirillum_schaedleri</text:p>
          </table:table-cell>
          <table:table-cell office:value-type="percentage" office:value="0.00000855660730520349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sseria_bacilliformis</text:p>
          </table:table-cell>
          <table:table-cell table:style-name="ce2" office:value-type="percentage" office:value="0.00237072414848278" calcext:value-type="percentage">
            <text:p>0.24%</text:p>
          </table:table-cell>
          <table:table-cell table:style-name="ce2" office:value-type="percentage" office:value="0.0000349797179815828" calcext:value-type="percentage">
            <text:p>0.00%</text:p>
          </table:table-cell>
          <table:table-cell table:style-name="ce2" office:value-type="percentage" office:value="0.00634149092900973" calcext:value-type="percentage">
            <text:p>0.63%</text:p>
          </table:table-cell>
          <table:table-cell table:style-name="ce2" office:value-type="percentage" office:value="0.000123380629241209" calcext:value-type="percentage">
            <text:p>0.01%</text:p>
          </table:table-cell>
          <table:table-cell office:value-type="percentage" office:value="0.0000818820841929319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9911334259160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sseria_elongata</text:p>
          </table:table-cell>
          <table:table-cell office:value-type="percentage" office:value="0.0123655262571642" calcext:value-type="percentage">
            <text:p>1.24%</text:p>
          </table:table-cell>
          <table:table-cell office:value-type="percentage" office:value="0.0048882524940634" calcext:value-type="percentage">
            <text:p>0.49%</text:p>
          </table:table-cell>
          <table:table-cell table:style-name="ce2" office:value-type="percentage" office:value="0.0158016931384992" calcext:value-type="percentage">
            <text:p>1.58%</text:p>
          </table:table-cell>
          <table:table-cell table:style-name="ce2" office:value-type="percentage" office:value="0.00904462266649929" calcext:value-type="percentage">
            <text:p>0.90%</text:p>
          </table:table-cell>
          <table:table-cell office:value-type="percentage" office:value="0.00199831451741953" calcext:value-type="percentage">
            <text:p>0.20%</text:p>
          </table:table-cell>
          <table:table-cell office:value-type="percentage" office:value="0.00168264189108904" calcext:value-type="percentage">
            <text:p>0.17%</text:p>
          </table:table-cell>
          <table:table-cell office:value-type="percentage" office:value="0.0000969037332093024" calcext:value-type="percentage">
            <text:p>0.01%</text:p>
          </table:table-cell>
          <table:table-cell office:value-type="percentage" office:value="0.000202937688421514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sseria_oralis</text:p>
          </table:table-cell>
          <table:table-cell office:value-type="percentage" office:value="0.00320388224929165" calcext:value-type="percentage">
            <text:p>0.32%</text:p>
          </table:table-cell>
          <table:table-cell office:value-type="percentage" office:value="0.0019474471093659" calcext:value-type="percentage">
            <text:p>0.19%</text:p>
          </table:table-cell>
          <table:table-cell office:value-type="percentage" office:value="0.0221430062092395" calcext:value-type="percentage">
            <text:p>2.21%</text:p>
          </table:table-cell>
          <table:table-cell office:value-type="percentage" office:value="0.00152730751962248" calcext:value-type="percentage">
            <text:p>0.15%</text:p>
          </table:table-cell>
          <table:table-cell office:value-type="percentage" office:value="0.000540030677597306" calcext:value-type="percentage">
            <text:p>0.05%</text:p>
          </table:table-cell>
          <table:table-cell office:value-type="percentage" office:value="0.0005408536705542" calcext:value-type="percentage">
            <text:p>0.05%</text:p>
          </table:table-cell>
          <table:table-cell office:value-type="percentage" office:value="0.0000213316268031891" calcext:value-type="percentage">
            <text:p>0.00%</text:p>
          </table:table-cell>
          <table:table-cell office:value-type="percentage" office:value="0.0000298935355145041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sseria_perflava</text:p>
          </table:table-cell>
          <table:table-cell office:value-type="percentage" office:value="0.0048254338677135" calcext:value-type="percentage">
            <text:p>0.48%</text:p>
          </table:table-cell>
          <table:table-cell office:value-type="percentage" office:value="0.00242211980456377" calcext:value-type="percentage">
            <text:p>0.24%</text:p>
          </table:table-cell>
          <table:table-cell office:value-type="percentage" office:value="0.00380898194329814" calcext:value-type="percentage">
            <text:p>0.38%</text:p>
          </table:table-cell>
          <table:table-cell office:value-type="percentage" office:value="0.00438527722931089" calcext:value-type="percentage">
            <text:p>0.44%</text:p>
          </table:table-cell>
          <table:table-cell office:value-type="percentage" office:value="0.0892791059350737" calcext:value-type="percentage">
            <text:p>8.93%</text:p>
          </table:table-cell>
          <table:table-cell office:value-type="percentage" office:value="0.0795712227075799" calcext:value-type="percentage">
            <text:p>7.96%</text:p>
          </table:table-cell>
          <table:table-cell office:value-type="percentage" office:value="0.0993942707137373" calcext:value-type="percentage">
            <text:p>9.94%</text:p>
          </table:table-cell>
          <table:table-cell office:value-type="percentage" office:value="0.0641118644416896" calcext:value-type="percentage">
            <text:p>6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komagataea_thailandica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13123359580052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tunomonas_phycophil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somonas_oligotropha</text:p>
          </table:table-cell>
          <table:table-cell office:value-type="percentage" office:value="0.0000383626807841332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decabacter_temperatu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oribacter_sp.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enella_uli</text:p>
          </table:table-cell>
          <table:table-cell office:value-type="percentage" office:value="0.0000433925762534127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trophica_WOR_2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028486985008724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phila_amblystomat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bacterium_asaccharolyticum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1087591935505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3123359580052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bacterium_parvum</text:p>
          </table:table-cell>
          <table:table-cell table:style-name="ce2" office:value-type="percentage" office:value="0.0000545938196308425" calcext:value-type="percentage">
            <text:p>0.01%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917899514111319" calcext:value-type="percentage">
            <text:p>0.09%</text:p>
          </table:table-cell>
          <table:table-cell office:value-type="percentage" office:value="0.000612107571595925" calcext:value-type="percentage">
            <text:p>0.06%</text:p>
          </table:table-cell>
          <table:table-cell office:value-type="percentage" office:value="0.000849447948856605" calcext:value-type="percentage">
            <text:p>0.08%</text:p>
          </table:table-cell>
          <table:table-cell office:value-type="percentage" office:value="0.00120569999897927" calcext:value-type="percentage">
            <text:p>0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wia_sp.</text:p>
          </table:table-cell>
          <table:table-cell office:value-type="percentage" office:value="0.0000156695414248435" calcext:value-type="percentage">
            <text:p>0.00%</text:p>
          </table:table-cell>
          <table:table-cell office:value-type="percentage" office:value="0.0000620399203025639" calcext:value-type="percentage">
            <text:p>0.01%</text:p>
          </table:table-cell>
          <table:table-cell office:value-type="percentage" office:value="0.0000640892399362572" calcext:value-type="percentage">
            <text:p>0.01%</text:p>
          </table:table-cell>
          <table:table-cell office:value-type="percentage" office:value="0.0000491683922881268" calcext:value-type="percentage">
            <text:p>0.00%</text:p>
          </table:table-cell>
          <table:table-cell office:value-type="percentage" office:value="0.0000182742276283479" calcext:value-type="percentage">
            <text:p>0.00%</text:p>
          </table:table-cell>
          <table:table-cell office:value-type="percentage" office:value="0.000114197153228109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enibacillus_crassostreae</text:p>
          </table:table-cell>
          <table:table-cell office:value-type="percentage" office:value="0.00000317090378685185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dibaculum_fermentans</text:p>
          </table:table-cell>
          <table:table-cell office:value-type="percentage" office:value="0.0000116238521446007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bacteroides_merd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sutterella_excrementihomin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sutterella_secund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oanaerobacter_stomatis</text:p>
          </table:table-cell>
          <table:table-cell office:value-type="percentage" office:value="0.000146454365191081" calcext:value-type="percentage">
            <text:p>0.01%</text:p>
          </table:table-cell>
          <table:table-cell office:value-type="percentage" office:value="0.000437040555153657" calcext:value-type="percentage">
            <text:p>0.04%</text:p>
          </table:table-cell>
          <table:table-cell office:value-type="percentage" office:value="0.000265768095558173" calcext:value-type="percentage">
            <text:p>0.03%</text:p>
          </table:table-cell>
          <table:table-cell office:value-type="percentage" office:value="0.000082404466047642" calcext:value-type="percentage">
            <text:p>0.01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oniphilus_lacrimalis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56296400493897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oniphilus_methioninivorax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ostreptococcaceae_bacterium</text:p>
          </table:table-cell>
          <table:table-cell office:value-type="percentage" office:value="0.0000649887090056463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720935052763434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ostreptococcus_stomatis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0747551767959931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caeicola_abscessus</text:p>
          </table:table-cell>
          <table:table-cell office:value-type="percentage" office:value="0.000433953707601418" calcext:value-type="percentage">
            <text:p>0.04%</text:p>
          </table:table-cell>
          <table:table-cell office:value-type="percentage" office:value="0.0000662031711740207" calcext:value-type="percentage">
            <text:p>0.01%</text:p>
          </table:table-cell>
          <table:table-cell office:value-type="percentage" office:value="0.000212907784706169" calcext:value-type="percentage">
            <text:p>0.02%</text:p>
          </table:table-cell>
          <table:table-cell office:value-type="percentage" office:value="0.0000863828204613738" calcext:value-type="percentage">
            <text:p>0.01%</text:p>
          </table:table-cell>
          <table:table-cell office:value-type="percentage" office:value="0.0000872278323883651" calcext:value-type="percentage">
            <text:p>0.01%</text:p>
          </table:table-cell>
          <table:table-cell office:value-type="percentage" office:value="0.0000959581008281705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ctomycete_DDSW1318</text:p>
          </table:table-cell>
          <table:table-cell office:value-type="percentage" office:value="0.0000106957591315044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urocladia_lacustr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nucleobacter_acidiphobus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436647173489279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hyromonadaceae_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hyromonas_asaccharolytica</text:p>
          </table:table-cell>
          <table:table-cell office:value-type="percentage" office:value="0.000250712662797495" calcext:value-type="percentage">
            <text:p>0.03%</text:p>
          </table:table-cell>
          <table:table-cell office:value-type="percentage" office:value="0.0000382045660089718" calcext:value-type="percentage">
            <text:p>0.00%</text:p>
          </table:table-cell>
          <table:table-cell office:value-type="percentage" office:value="0.0000742494734676948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770934590205306" calcext:value-type="percentage">
            <text:p>0.01%</text:p>
          </table:table-cell>
          <table:table-cell office:value-type="percentage" office:value="0.000047385101114351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hyromonas_catoniae</text:p>
          </table:table-cell>
          <table:table-cell table:style-name="ce2" office:value-type="percentage" office:value="0.00196549894824383" calcext:value-type="percentage">
            <text:p>0.20%</text:p>
          </table:table-cell>
          <table:table-cell table:style-name="ce2" office:value-type="percentage" office:value="0.00468931977946993" calcext:value-type="percentage">
            <text:p>0.47%</text:p>
          </table:table-cell>
          <table:table-cell table:style-name="ce2" office:value-type="percentage" office:value="0.00104273228360357" calcext:value-type="percentage">
            <text:p>0.10%</text:p>
          </table:table-cell>
          <table:table-cell table:style-name="ce2" office:value-type="percentage" office:value="0.00581907386238545" calcext:value-type="percentage">
            <text:p>0.58%</text:p>
          </table:table-cell>
          <table:table-cell office:value-type="percentage" office:value="0.0000821928358988539" calcext:value-type="percentage">
            <text:p>0.01%</text:p>
          </table:table-cell>
          <table:table-cell office:value-type="percentage" office:value="0.00217443445455778" calcext:value-type="percentage">
            <text:p>0.2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hyromonas_gingivalis</text:p>
          </table:table-cell>
          <table:table-cell office:value-type="percentage" office:value="0.0000460352169409598" calcext:value-type="percentage">
            <text:p>0.00%</text:p>
          </table:table-cell>
          <table:table-cell office:value-type="percentage" office:value="0.00112270615926181" calcext:value-type="percentage">
            <text:p>0.11%</text:p>
          </table:table-cell>
          <table:table-cell office:value-type="percentage" office:value="0.00022651178923078" calcext:value-type="percentage">
            <text:p>0.02%</text:p>
          </table:table-cell>
          <table:table-cell office:value-type="percentage" office:value="0.000285558053344675" calcext:value-type="percentage">
            <text:p>0.03%</text:p>
          </table:table-cell>
          <table:table-cell office:value-type="percentage" office:value="0.0000983223108847973" calcext:value-type="percentage">
            <text:p>0.01%</text:p>
          </table:table-cell>
          <table:table-cell office:value-type="percentage" office:value="0.000279528588560969" calcext:value-type="percentage">
            <text:p>0.03%</text:p>
          </table:table-cell>
          <table:table-cell office:value-type="percentage" office:value="0.0000868853042766086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hyromonas_pasteri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503524672708963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954494475863221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hyromonas_uenonis</text:p>
          </table:table-cell>
          <table:table-cell office:value-type="percentage" office:value="0.00000602674670186287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phyromonas-like_sp.</text:p>
          </table:table-cell>
          <table:table-cell office:value-type="percentage" office:value="0.000397166246825655" calcext:value-type="percentage">
            <text:p>0.04%</text:p>
          </table:table-cell>
          <table:table-cell office:value-type="percentage" office:value="0.000010414713907809" calcext:value-type="percentage">
            <text:p>0.00%</text:p>
          </table:table-cell>
          <table:table-cell office:value-type="percentage" office:value="0.000204226195144724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456855690708697" calcext:value-type="percentage">
            <text:p>0.00%</text:p>
          </table:table-cell>
          <table:table-cell office:value-type="percentage" office:value="0.0000233073068406946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ibacter_lacu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siolopsis_sp.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16068128866393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amnii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755287009063444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642065423087321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7827218597354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aurantiaca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772802364123786" calcext:value-type="percentage">
            <text:p>0.08%</text:p>
          </table:table-cell>
          <table:table-cell office:value-type="percentage" office:value="0.000938214666957223" calcext:value-type="percentage">
            <text:p>0.09%</text:p>
          </table:table-cell>
          <table:table-cell office:value-type="percentage" office:value="0.000984171191663199" calcext:value-type="percentage">
            <text:p>0.10%</text:p>
          </table:table-cell>
          <table:table-cell office:value-type="percentage" office:value="0.00261011382664405" calcext:value-type="percentage">
            <text:p>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baroniae</text:p>
          </table:table-cell>
          <table:table-cell office:value-type="percentage" office:value="0.000883030467197294" calcext:value-type="percentage">
            <text:p>0.09%</text:p>
          </table:table-cell>
          <table:table-cell office:value-type="percentage" office:value="0.00131096367693045" calcext:value-type="percentage">
            <text:p>0.13%</text:p>
          </table:table-cell>
          <table:table-cell office:value-type="percentage" office:value="0.000452134480154287" calcext:value-type="percentage">
            <text:p>0.05%</text:p>
          </table:table-cell>
          <table:table-cell office:value-type="percentage" office:value="0.00016299265657119" calcext:value-type="percentage">
            <text:p>0.02%</text:p>
          </table:table-cell>
          <table:table-cell office:value-type="percentage" office:value="0.000281045537960988" calcext:value-type="percentage">
            <text:p>0.03%</text:p>
          </table:table-cell>
          <table:table-cell office:value-type="percentage" office:value="0.000183441350835151" calcext:value-type="percentage">
            <text:p>0.02%</text:p>
          </table:table-cell>
          <table:table-cell office:value-type="percentage" office:value="0.00000933258672639522" calcext:value-type="percentage">
            <text:p>0.00%</text:p>
          </table:table-cell>
          <table:table-cell office:value-type="percentage" office:value="0.0000189483657034581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bivia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543795967752899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buccae</text:p>
          </table:table-cell>
          <table:table-cell office:value-type="percentage" office:value="0.00029675969382733" calcext:value-type="percentage">
            <text:p>0.03%</text:p>
          </table:table-cell>
          <table:table-cell office:value-type="percentage" office:value="0.000334353287737246" calcext:value-type="percentage">
            <text:p>0.03%</text:p>
          </table:table-cell>
          <table:table-cell office:value-type="percentage" office:value="0.00019943195914382" calcext:value-type="percentage">
            <text:p>0.02%</text:p>
          </table:table-cell>
          <table:table-cell office:value-type="percentage" office:value="0.0000315977674889546" calcext:value-type="percentage">
            <text:p>0.00%</text:p>
          </table:table-cell>
          <table:table-cell office:value-type="percentage" office:value="0.0000182742276283479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1026574043444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dentalis</text:p>
          </table:table-cell>
          <table:table-cell office:value-type="percentage" office:value="0.0016942044301893" calcext:value-type="percentage">
            <text:p>0.17%</text:p>
          </table:table-cell>
          <table:table-cell office:value-type="percentage" office:value="0.000212969120221398" calcext:value-type="percentage">
            <text:p>0.02%</text:p>
          </table:table-cell>
          <table:table-cell office:value-type="percentage" office:value="0.00060163153648802" calcext:value-type="percentage">
            <text:p>0.06%</text:p>
          </table:table-cell>
          <table:table-cell office:value-type="percentage" office:value="0.0000750251504765802" calcext:value-type="percentage">
            <text:p>0.01%</text:p>
          </table:table-cell>
          <table:table-cell office:value-type="percentage" office:value="0.000200965081398916" calcext:value-type="percentage">
            <text:p>0.02%</text:p>
          </table:table-cell>
          <table:table-cell office:value-type="percentage" office:value="0.0000271228112421122" calcext:value-type="percentage">
            <text:p>0.00%</text:p>
          </table:table-cell>
          <table:table-cell office:value-type="percentage" office:value="0.000007999360051195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denticola</text:p>
          </table:table-cell>
          <table:table-cell office:value-type="percentage" office:value="0.00453008634079879" calcext:value-type="percentage">
            <text:p>0.45%</text:p>
          </table:table-cell>
          <table:table-cell office:value-type="percentage" office:value="0.00715682794563642" calcext:value-type="percentage">
            <text:p>0.72%</text:p>
          </table:table-cell>
          <table:table-cell office:value-type="percentage" office:value="0.00356903809943934" calcext:value-type="percentage">
            <text:p>0.36%</text:p>
          </table:table-cell>
          <table:table-cell office:value-type="percentage" office:value="0.00111472907787968" calcext:value-type="percentage">
            <text:p>0.11%</text:p>
          </table:table-cell>
          <table:table-cell office:value-type="percentage" office:value="0.00055264885378584" calcext:value-type="percentage">
            <text:p>0.06%</text:p>
          </table:table-cell>
          <table:table-cell office:value-type="percentage" office:value="0.00113441209971376" calcext:value-type="percentage">
            <text:p>0.11%</text:p>
          </table:table-cell>
          <table:table-cell office:value-type="percentage" office:value="0.0000238738253011483" calcext:value-type="percentage">
            <text:p>0.00%</text:p>
          </table:table-cell>
          <table:table-cell office:value-type="percentage" office:value="0.000055845342933512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enoeca</text:p>
          </table:table-cell>
          <table:table-cell office:value-type="percentage" office:value="0.0000401058795219379" calcext:value-type="percentage">
            <text:p>0.00%</text:p>
          </table:table-cell>
          <table:table-cell office:value-type="percentage" office:value="0.0000312592800987793" calcext:value-type="percentage">
            <text:p>0.00%</text:p>
          </table:table-cell>
          <table:table-cell office:value-type="percentage" office:value="0.00000341259075358535" calcext:value-type="percentage">
            <text:p>0.00%</text:p>
          </table:table-cell>
          <table:table-cell office:value-type="percentage" office:value="0.000112081573515944" calcext:value-type="percentage">
            <text:p>0.01%</text:p>
          </table:table-cell>
          <table:table-cell office:value-type="percentage" office:value="0.000121441252957141" calcext:value-type="percentage">
            <text:p>0.01%</text:p>
          </table:table-cell>
          <table:table-cell office:value-type="percentage" office:value="0.0000593561962868592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fusca</text:p>
          </table:table-cell>
          <table:table-cell office:value-type="percentage" office:value="0.000205604572338566" calcext:value-type="percentage">
            <text:p>0.02%</text:p>
          </table:table-cell>
          <table:table-cell office:value-type="percentage" office:value="0.000481479732087105" calcext:value-type="percentage">
            <text:p>0.05%</text:p>
          </table:table-cell>
          <table:table-cell office:value-type="percentage" office:value="0.000275169204994923" calcext:value-type="percentage">
            <text:p>0.03%</text:p>
          </table:table-cell>
          <table:table-cell office:value-type="percentage" office:value="0.0000341023411257183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genomosp.</text:p>
          </table:table-cell>
          <table:table-cell office:value-type="percentage" office:value="0.00316994617938009" calcext:value-type="percentage">
            <text:p>0.32%</text:p>
          </table:table-cell>
          <table:table-cell office:value-type="percentage" office:value="0.005916386585626" calcext:value-type="percentage">
            <text:p>0.59%</text:p>
          </table:table-cell>
          <table:table-cell office:value-type="percentage" office:value="0.00264107479124109" calcext:value-type="percentage">
            <text:p>0.26%</text:p>
          </table:table-cell>
          <table:table-cell office:value-type="percentage" office:value="0.00111163303812611" calcext:value-type="percentage">
            <text:p>0.11%</text:p>
          </table:table-cell>
          <table:table-cell office:value-type="percentage" office:value="0.000246462138819535" calcext:value-type="percentage">
            <text:p>0.02%</text:p>
          </table:table-cell>
          <table:table-cell office:value-type="percentage" office:value="0.00055252769512298" calcext:value-type="percentage">
            <text:p>0.06%</text:p>
          </table:table-cell>
          <table:table-cell office:value-type="percentage" office:value="0.000102459039508903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histicola</text:p>
          </table:table-cell>
          <table:table-cell office:value-type="percentage" office:value="0.000035719306596400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64378027779119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table:style-name="ce2" office:value-type="percentage" office:value="0.0190611144472804" calcext:value-type="percentage">
            <text:p>1.91%</text:p>
          </table:table-cell>
          <table:table-cell table:style-name="ce2" office:value-type="percentage" office:value="0.00735317142667506" calcext:value-type="percentage">
            <text:p>0.74%</text:p>
          </table:table-cell>
          <table:table-cell office:value-type="percentage" office:value="0.0275125948651357" calcext:value-type="percentage">
            <text:p>2.75%</text:p>
          </table:table-cell>
          <table:table-cell office:value-type="percentage" office:value="0.0228944404784096" calcext:value-type="percentage">
            <text:p>2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intermedia</text:p>
          </table:table-cell>
          <table:table-cell office:value-type="percentage" office:value="0.0145340319511434" calcext:value-type="percentage">
            <text:p>1.45%</text:p>
          </table:table-cell>
          <table:table-cell office:value-type="percentage" office:value="0.0177536341843006" calcext:value-type="percentage">
            <text:p>1.78%</text:p>
          </table:table-cell>
          <table:table-cell office:value-type="percentage" office:value="0.0104637174124343" calcext:value-type="percentage">
            <text:p>1.05%</text:p>
          </table:table-cell>
          <table:table-cell office:value-type="percentage" office:value="0.00659741971954106" calcext:value-type="percentage">
            <text:p>0.66%</text:p>
          </table:table-cell>
          <table:table-cell office:value-type="percentage" office:value="0.00138912336128905" calcext:value-type="percentage">
            <text:p>0.14%</text:p>
          </table:table-cell>
          <table:table-cell office:value-type="percentage" office:value="0.00124538674283771" calcext:value-type="percentage">
            <text:p>0.12%</text:p>
          </table:table-cell>
          <table:table-cell office:value-type="percentage" office:value="0.000287905765458151" calcext:value-type="percentage">
            <text:p>0.03%</text:p>
          </table:table-cell>
          <table:table-cell office:value-type="percentage" office:value="0.000378605277646731" calcext:value-type="percentage">
            <text:p>0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loescheii</text:p>
          </table:table-cell>
          <table:table-cell table:style-name="ce2" office:value-type="percentage" office:value="0.00618792429798978" calcext:value-type="percentage">
            <text:p>0.62%</text:p>
          </table:table-cell>
          <table:table-cell table:style-name="ce2" office:value-type="percentage" office:value="0.021632354321904" calcext:value-type="percentage">
            <text:p>2.16%</text:p>
          </table:table-cell>
          <table:table-cell table:style-name="ce2" office:value-type="percentage" office:value="0.0038622114482016" calcext:value-type="percentage">
            <text:p>0.39%</text:p>
          </table:table-cell>
          <table:table-cell table:style-name="ce2" office:value-type="percentage" office:value="0.023245356712103" calcext:value-type="percentage">
            <text:p>2.32%</text:p>
          </table:table-cell>
          <table:table-cell table:style-name="ce2" office:value-type="percentage" office:value="0.00110398659888674" calcext:value-type="percentage">
            <text:p>0.11%</text:p>
          </table:table-cell>
          <table:table-cell table:style-name="ce2" office:value-type="percentage" office:value="0.00487364930034901" calcext:value-type="percentage">
            <text:p>0.49%</text:p>
          </table:table-cell>
          <table:table-cell office:value-type="percentage" office:value="0.00160815193477031" calcext:value-type="percentage">
            <text:p>0.16%</text:p>
          </table:table-cell>
          <table:table-cell office:value-type="percentage" office:value="0.000510302114741781" calcext:value-type="percentage">
            <text:p>0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maculosa</text:p>
          </table:table-cell>
          <table:table-cell table:style-name="ce2" office:value-type="percentage" office:value="0.00101529415278729" calcext:value-type="percentage">
            <text:p>0.10%</text:p>
          </table:table-cell>
          <table:table-cell table:style-name="ce2" office:value-type="percentage" office:value="0.00570824738288675" calcext:value-type="percentage">
            <text:p>0.57%</text:p>
          </table:table-cell>
          <table:table-cell table:style-name="ce2" office:value-type="percentage" office:value="0.000691714927230003" calcext:value-type="percentage">
            <text:p>0.07%</text:p>
          </table:table-cell>
          <table:table-cell table:style-name="ce2" office:value-type="percentage" office:value="0.00408907468469005" calcext:value-type="percentage">
            <text:p>0.41%</text:p>
          </table:table-cell>
          <table:table-cell office:value-type="percentage" office:value="0.00040655119770809" calcext:value-type="percentage">
            <text:p>0.04%</text:p>
          </table:table-cell>
          <table:table-cell office:value-type="percentage" office:value="0.000700071323085104" calcext:value-type="percentage">
            <text:p>0.07%</text:p>
          </table:table-cell>
          <table:table-cell office:value-type="percentage" office:value="0.0000619384159340619" calcext:value-type="percentage">
            <text:p>0.01%</text:p>
          </table:table-cell>
          <table:table-cell office:value-type="percentage" office:value="0.000022106426654034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marshii</text:p>
          </table:table-cell>
          <table:table-cell office:value-type="percentage" office:value="0.000328268475885434" calcext:value-type="percentage">
            <text:p>0.03%</text:p>
          </table:table-cell>
          <table:table-cell office:value-type="percentage" office:value="0.00124947332335415" calcext:value-type="percentage">
            <text:p>0.12%</text:p>
          </table:table-cell>
          <table:table-cell office:value-type="percentage" office:value="0.000270545857798662" calcext:value-type="percentage">
            <text:p>0.03%</text:p>
          </table:table-cell>
          <table:table-cell office:value-type="percentage" office:value="0.000745479669430558" calcext:value-type="percentage">
            <text:p>0.07%</text:p>
          </table:table-cell>
          <table:table-cell office:value-type="percentage" office:value="0.000114099665632411" calcext:value-type="percentage">
            <text:p>0.01%</text:p>
          </table:table-cell>
          <table:table-cell office:value-type="percentage" office:value="0.000101701933821035" calcext:value-type="percentage">
            <text:p>0.01%</text:p>
          </table:table-cell>
          <table:table-cell office:value-type="percentage" office:value="0.00000569739700174483" calcext:value-type="percentage">
            <text:p>0.00%</text:p>
          </table:table-cell>
          <table:table-cell office:value-type="percentage" office:value="0.0000491424961124341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melaninogenica</text:p>
          </table:table-cell>
          <table:table-cell office:value-type="percentage" office:value="0.00855447122722495" calcext:value-type="percentage">
            <text:p>0.86%</text:p>
          </table:table-cell>
          <table:table-cell office:value-type="percentage" office:value="0.00420875550251775" calcext:value-type="percentage">
            <text:p>0.42%</text:p>
          </table:table-cell>
          <table:table-cell office:value-type="percentage" office:value="0.00296665051615503" calcext:value-type="percentage">
            <text:p>0.30%</text:p>
          </table:table-cell>
          <table:table-cell office:value-type="percentage" office:value="0.00499857784183656" calcext:value-type="percentage">
            <text:p>0.50%</text:p>
          </table:table-cell>
          <table:table-cell office:value-type="percentage" office:value="0.103750227534962" calcext:value-type="percentage">
            <text:p>10.38%</text:p>
          </table:table-cell>
          <table:table-cell office:value-type="percentage" office:value="0.0765580343267273" calcext:value-type="percentage">
            <text:p>7.66%</text:p>
          </table:table-cell>
          <table:table-cell office:value-type="percentage" office:value="0.090769338019084" calcext:value-type="percentage">
            <text:p>9.08%</text:p>
          </table:table-cell>
          <table:table-cell office:value-type="percentage" office:value="0.0947935113311257" calcext:value-type="percentage">
            <text:p>9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micans</text:p>
          </table:table-cell>
          <table:table-cell table:style-name="ce2" office:value-type="percentage" office:value="0.00117363858625192" calcext:value-type="percentage">
            <text:p>0.12%</text:p>
          </table:table-cell>
          <table:table-cell table:style-name="ce2" office:value-type="percentage" office:value="0.00554770550689761" calcext:value-type="percentage">
            <text:p>0.55%</text:p>
          </table:table-cell>
          <table:table-cell table:style-name="ce2" office:value-type="percentage" office:value="0.000838702528721367" calcext:value-type="percentage">
            <text:p>0.08%</text:p>
          </table:table-cell>
          <table:table-cell table:style-name="ce2" office:value-type="percentage" office:value="0.0063265998972808" calcext:value-type="percentage">
            <text:p>0.63%</text:p>
          </table:table-cell>
          <table:table-cell table:style-name="ce2" office:value-type="percentage" office:value="0.000188970183486884" calcext:value-type="percentage">
            <text:p>0.02%</text:p>
          </table:table-cell>
          <table:table-cell table:style-name="ce2" office:value-type="percentage" office:value="0.000845423370205559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604783418172025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nanceiensis</text:p>
          </table:table-cell>
          <table:table-cell office:value-type="percentage" office:value="0.000486291428700255" calcext:value-type="percentage">
            <text:p>0.05%</text:p>
          </table:table-cell>
          <table:table-cell office:value-type="percentage" office:value="0.000539845101726491" calcext:value-type="percentage">
            <text:p>0.05%</text:p>
          </table:table-cell>
          <table:table-cell office:value-type="percentage" office:value="0.000141140607800959" calcext:value-type="percentage">
            <text:p>0.01%</text:p>
          </table:table-cell>
          <table:table-cell office:value-type="percentage" office:value="0.000745405350106148" calcext:value-type="percentage">
            <text:p>0.07%</text:p>
          </table:table-cell>
          <table:table-cell office:value-type="percentage" office:value="0.00727508029099395" calcext:value-type="percentage">
            <text:p>0.73%</text:p>
          </table:table-cell>
          <table:table-cell office:value-type="percentage" office:value="0.0121402483685262" calcext:value-type="percentage">
            <text:p>1.21%</text:p>
          </table:table-cell>
          <table:table-cell office:value-type="percentage" office:value="0.00378148149887089" calcext:value-type="percentage">
            <text:p>0.38%</text:p>
          </table:table-cell>
          <table:table-cell office:value-type="percentage" office:value="0.00517663811926037" calcext:value-type="percentage">
            <text:p>0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nigrescens</text:p>
          </table:table-cell>
          <table:table-cell table:style-name="ce2" office:value-type="percentage" office:value="0.00875175007086016" calcext:value-type="percentage">
            <text:p>0.88%</text:p>
          </table:table-cell>
          <table:table-cell table:style-name="ce2" office:value-type="percentage" office:value="0.0298844739987286" calcext:value-type="percentage">
            <text:p>2.99%</text:p>
          </table:table-cell>
          <table:table-cell office:value-type="percentage" office:value="0.00750388192868644" calcext:value-type="percentage">
            <text:p>0.75%</text:p>
          </table:table-cell>
          <table:table-cell office:value-type="percentage" office:value="0.00765793870909358" calcext:value-type="percentage">
            <text:p>0.77%</text:p>
          </table:table-cell>
          <table:table-cell table:style-name="ce2" office:value-type="percentage" office:value="0.000561065226260781" calcext:value-type="percentage">
            <text:p>0.06%</text:p>
          </table:table-cell>
          <table:table-cell table:style-name="ce2" office:value-type="percentage" office:value="0.00159249174196672" calcext:value-type="percentage">
            <text:p>0.16%</text:p>
          </table:table-cell>
          <table:table-cell office:value-type="percentage" office:value="0.0000558755621516129" calcext:value-type="percentage">
            <text:p>0.01%</text:p>
          </table:table-cell>
          <table:table-cell office:value-type="percentage" office:value="0.000282146671146635" calcext:value-type="percentage">
            <text:p>0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oralis</text:p>
          </table:table-cell>
          <table:table-cell office:value-type="percentage" office:value="0.00125506424888046" calcext:value-type="percentage">
            <text:p>0.13%</text:p>
          </table:table-cell>
          <table:table-cell office:value-type="percentage" office:value="0.00095398343494935" calcext:value-type="percentage">
            <text:p>0.10%</text:p>
          </table:table-cell>
          <table:table-cell office:value-type="percentage" office:value="0.00163045880264889" calcext:value-type="percentage">
            <text:p>0.16%</text:p>
          </table:table-cell>
          <table:table-cell office:value-type="percentage" office:value="0.000315342061258678" calcext:value-type="percentage">
            <text:p>0.03%</text:p>
          </table:table-cell>
          <table:table-cell office:value-type="percentage" office:value="0.0000780564150183913" calcext:value-type="percentage">
            <text:p>0.01%</text:p>
          </table:table-cell>
          <table:table-cell office:value-type="percentage" office:value="0.0000518965314480498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or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oryz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oulorum</text:p>
          </table:table-cell>
          <table:table-cell table:style-name="ce2" office:value-type="percentage" office:value="0.000977002917450677" calcext:value-type="percentage">
            <text:p>0.10%</text:p>
          </table:table-cell>
          <table:table-cell table:style-name="ce2" office:value-type="percentage" office:value="0.00564621850738734" calcext:value-type="percentage">
            <text:p>0.56%</text:p>
          </table:table-cell>
          <table:table-cell table:style-name="ce2" office:value-type="percentage" office:value="0.000262067619992728" calcext:value-type="percentage">
            <text:p>0.03%</text:p>
          </table:table-cell>
          <table:table-cell table:style-name="ce2" office:value-type="percentage" office:value="0.00410567036192637" calcext:value-type="percentage">
            <text:p>0.41%</text:p>
          </table:table-cell>
          <table:table-cell office:value-type="percentage" office:value="0.0034919132318445" calcext:value-type="percentage">
            <text:p>0.35%</text:p>
          </table:table-cell>
          <table:table-cell office:value-type="percentage" office:value="0.0035298541815163" calcext:value-type="percentage">
            <text:p>0.35%</text:p>
          </table:table-cell>
          <table:table-cell office:value-type="percentage" office:value="0.0062834583782606" calcext:value-type="percentage">
            <text:p>0.63%</text:p>
          </table:table-cell>
          <table:table-cell office:value-type="percentage" office:value="0.00491043012068354" calcext:value-type="percentage">
            <text:p>0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pallens</text:p>
          </table:table-cell>
          <table:table-cell office:value-type="percentage" office:value="0.000673950566142646" calcext:value-type="percentage">
            <text:p>0.07%</text:p>
          </table:table-cell>
          <table:table-cell office:value-type="percentage" office:value="0.0024681127790158" calcext:value-type="percentage">
            <text:p>0.25%</text:p>
          </table:table-cell>
          <table:table-cell office:value-type="percentage" office:value="0.000597667675049894" calcext:value-type="percentage">
            <text:p>0.06%</text:p>
          </table:table-cell>
          <table:table-cell office:value-type="percentage" office:value="0.00203791244211963" calcext:value-type="percentage">
            <text:p>0.20%</text:p>
          </table:table-cell>
          <table:table-cell office:value-type="percentage" office:value="0.0202706465775124" calcext:value-type="percentage">
            <text:p>2.03%</text:p>
          </table:table-cell>
          <table:table-cell office:value-type="percentage" office:value="0.0174436520009234" calcext:value-type="percentage">
            <text:p>1.74%</text:p>
          </table:table-cell>
          <table:table-cell office:value-type="percentage" office:value="0.0189007849424253" calcext:value-type="percentage">
            <text:p>1.89%</text:p>
          </table:table-cell>
          <table:table-cell office:value-type="percentage" office:value="0.018986799928975" calcext:value-type="percentage">
            <text:p>1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pleuritidis</text:p>
          </table:table-cell>
          <table:table-cell office:value-type="percentage" office:value="0.00146282613682346" calcext:value-type="percentage">
            <text:p>0.15%</text:p>
          </table:table-cell>
          <table:table-cell office:value-type="percentage" office:value="0.00274591139127674" calcext:value-type="percentage">
            <text:p>0.27%</text:p>
          </table:table-cell>
          <table:table-cell office:value-type="percentage" office:value="0.0014268281047427" calcext:value-type="percentage">
            <text:p>0.14%</text:p>
          </table:table-cell>
          <table:table-cell office:value-type="percentage" office:value="0.000248751023897064" calcext:value-type="percentage">
            <text:p>0.02%</text:p>
          </table:table-cell>
          <table:table-cell office:value-type="percentage" office:value="0.0000922447489497429" calcext:value-type="percentage">
            <text:p>0.01%</text:p>
          </table:table-cell>
          <table:table-cell office:value-type="percentage" office:value="0.000107135730734083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39721192349502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ruminicol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saccharolytica</text:p>
          </table:table-cell>
          <table:table-cell table:style-name="ce2" office:value-type="percentage" office:value="0.00125616105888515" calcext:value-type="percentage">
            <text:p>0.13%</text:p>
          </table:table-cell>
          <table:table-cell table:style-name="ce2" office:value-type="percentage" office:value="0.00798744293929324" calcext:value-type="percentage">
            <text:p>0.80%</text:p>
          </table:table-cell>
          <table:table-cell table:style-name="ce2" office:value-type="percentage" office:value="0.000887509160615534" calcext:value-type="percentage">
            <text:p>0.09%</text:p>
          </table:table-cell>
          <table:table-cell table:style-name="ce2" office:value-type="percentage" office:value="0.00788808293375787" calcext:value-type="percentage">
            <text:p>0.79%</text:p>
          </table:table-cell>
          <table:table-cell table:style-name="ce2" office:value-type="percentage" office:value="0.0000996770928138397" calcext:value-type="percentage">
            <text:p>0.01%</text:p>
          </table:table-cell>
          <table:table-cell table:style-name="ce2" office:value-type="percentage" office:value="0.00126232388046541" calcext:value-type="percentage">
            <text:p>0.13%</text:p>
          </table:table-cell>
          <table:table-cell office:value-type="percentage" office:value="0.000163648967891121" calcext:value-type="percentage">
            <text:p>0.02%</text:p>
          </table:table-cell>
          <table:table-cell office:value-type="percentage" office:value="0.000019847915348641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salivae</text:p>
          </table:table-cell>
          <table:table-cell office:value-type="percentage" office:value="0.00100706887315075" calcext:value-type="percentage">
            <text:p>0.10%</text:p>
          </table:table-cell>
          <table:table-cell office:value-type="percentage" office:value="0.00185067192773117" calcext:value-type="percentage">
            <text:p>0.19%</text:p>
          </table:table-cell>
          <table:table-cell office:value-type="percentage" office:value="0.000168048548964413" calcext:value-type="percentage">
            <text:p>0.02%</text:p>
          </table:table-cell>
          <table:table-cell office:value-type="percentage" office:value="0.00222030128429771" calcext:value-type="percentage">
            <text:p>0.22%</text:p>
          </table:table-cell>
          <table:table-cell office:value-type="percentage" office:value="0.0113537986485065" calcext:value-type="percentage">
            <text:p>1.14%</text:p>
          </table:table-cell>
          <table:table-cell office:value-type="percentage" office:value="0.011480949512139" calcext:value-type="percentage">
            <text:p>1.15%</text:p>
          </table:table-cell>
          <table:table-cell office:value-type="percentage" office:value="0.0165070322125523" calcext:value-type="percentage">
            <text:p>1.65%</text:p>
          </table:table-cell>
          <table:table-cell office:value-type="percentage" office:value="0.0177667571523965" calcext:value-type="percentage">
            <text:p>1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scopos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940397600105325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shahii</text:p>
          </table:table-cell>
          <table:table-cell table:style-name="ce2" office:value-type="percentage" office:value="0.0118113281514844" calcext:value-type="percentage">
            <text:p>1.18%</text:p>
          </table:table-cell>
          <table:table-cell table:style-name="ce2" office:value-type="percentage" office:value="0.0368741003495041" calcext:value-type="percentage">
            <text:p>3.69%</text:p>
          </table:table-cell>
          <table:table-cell office:value-type="percentage" office:value="0.0157939011399939" calcext:value-type="percentage">
            <text:p>1.58%</text:p>
          </table:table-cell>
          <table:table-cell office:value-type="percentage" office:value="0.0262856585216018" calcext:value-type="percentage">
            <text:p>2.63%</text:p>
          </table:table-cell>
          <table:table-cell office:value-type="percentage" office:value="0.00711382671229106" calcext:value-type="percentage">
            <text:p>0.71%</text:p>
          </table:table-cell>
          <table:table-cell office:value-type="percentage" office:value="0.00838905431665853" calcext:value-type="percentage">
            <text:p>0.84%</text:p>
          </table:table-cell>
          <table:table-cell office:value-type="percentage" office:value="0.00644015839531378" calcext:value-type="percentage">
            <text:p>0.64%</text:p>
          </table:table-cell>
          <table:table-cell office:value-type="percentage" office:value="0.0111047589479175" calcext:value-type="percentage">
            <text:p>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sp.</text:p>
          </table:table-cell>
          <table:table-cell office:value-type="percentage" office:value="0.000583002481305097" calcext:value-type="percentage">
            <text:p>0.06%</text:p>
          </table:table-cell>
          <table:table-cell office:value-type="percentage" office:value="0.00102286220418536" calcext:value-type="percentage">
            <text:p>0.10%</text:p>
          </table:table-cell>
          <table:table-cell office:value-type="percentage" office:value="0.000442587351274615" calcext:value-type="percentage">
            <text:p>0.04%</text:p>
          </table:table-cell>
          <table:table-cell office:value-type="percentage" office:value="0.000356689389383772" calcext:value-type="percentage">
            <text:p>0.04%</text:p>
          </table:table-cell>
          <table:table-cell office:value-type="percentage" office:value="0.000242195140436607" calcext:value-type="percentage">
            <text:p>0.02%</text:p>
          </table:table-cell>
          <table:table-cell office:value-type="percentage" office:value="0.000229558943318763" calcext:value-type="percentage">
            <text:p>0.02%</text:p>
          </table:table-cell>
          <table:table-cell office:value-type="percentage" office:value="0.0000609596795262562" calcext:value-type="percentage">
            <text:p>0.01%</text:p>
          </table:table-cell>
          <table:table-cell office:value-type="percentage" office:value="0.000109672561014929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timonensis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670758292249388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_veroralis</text:p>
          </table:table-cell>
          <table:table-cell office:value-type="percentage" office:value="0.000958849410232473" calcext:value-type="percentage">
            <text:p>0.10%</text:p>
          </table:table-cell>
          <table:table-cell office:value-type="percentage" office:value="0.00121717216486252" calcext:value-type="percentage">
            <text:p>0.12%</text:p>
          </table:table-cell>
          <table:table-cell office:value-type="percentage" office:value="0.000721086132484844" calcext:value-type="percentage">
            <text:p>0.07%</text:p>
          </table:table-cell>
          <table:table-cell office:value-type="percentage" office:value="0.000845721725724224" calcext:value-type="percentage">
            <text:p>0.08%</text:p>
          </table:table-cell>
          <table:table-cell office:value-type="percentage" office:value="0.000514654645617966" calcext:value-type="percentage">
            <text:p>0.05%</text:p>
          </table:table-cell>
          <table:table-cell office:value-type="percentage" office:value="0.000318020711800607" calcext:value-type="percentage">
            <text:p>0.03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otellaceae_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ionibacter_sp.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310032265664116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monas_anguilliseptic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propionibacterium_propionicum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0913711381417395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nococcus_provasolii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omonas_gilardii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omonas_lacus</text:p>
          </table:table-cell>
          <table:table-cell office:value-type="percentage" office:value="0.000015345072313653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inococcus_sp.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haribacter_floricol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924872598799515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pharca_broughtonii</text:p>
          </table:table-cell>
          <table:table-cell office:value-type="percentage" office:value="0.0000194363459669582" calcext:value-type="percentage">
            <text:p>0.00%</text:p>
          </table:table-cell>
          <table:table-cell office:value-type="percentage" office:value="0.0000188297321470602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829386673698953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dovia_wiggsiae</text:p>
          </table:table-cell>
          <table:table-cell office:value-type="percentage" office:value="0.0000638835150397464" calcext:value-type="percentage">
            <text:p>0.01%</text:p>
          </table:table-cell>
          <table:table-cell office:value-type="percentage" office:value="0.0000896761708354034" calcext:value-type="percentage">
            <text:p>0.01%</text:p>
          </table:table-cell>
          <table:table-cell office:value-type="percentage" office:value="0.000128792276304542" calcext:value-type="percentage">
            <text:p>0.01%</text:p>
          </table:table-cell>
          <table:table-cell office:value-type="percentage" office:value="0.0000363474152031325" calcext:value-type="percentage">
            <text:p>0.00%</text:p>
          </table:table-cell>
          <table:table-cell office:value-type="percentage" office:value="0.0000554778295652356" calcext:value-type="percentage">
            <text:p>0.01%</text:p>
          </table:table-cell>
          <table:table-cell office:value-type="percentage" office:value="0.0000566297837621433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alia_georgi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alia_odontolytica</text:p>
          </table:table-cell>
          <table:table-cell office:value-type="percentage" office:value="0.00208516595600461" calcext:value-type="percentage">
            <text:p>0.21%</text:p>
          </table:table-cell>
          <table:table-cell office:value-type="percentage" office:value="0.00109577209523829" calcext:value-type="percentage">
            <text:p>0.11%</text:p>
          </table:table-cell>
          <table:table-cell office:value-type="percentage" office:value="0.00240012233867493" calcext:value-type="percentage">
            <text:p>0.24%</text:p>
          </table:table-cell>
          <table:table-cell office:value-type="percentage" office:value="0.00158365831106839" calcext:value-type="percentage">
            <text:p>0.16%</text:p>
          </table:table-cell>
          <table:table-cell office:value-type="percentage" office:value="0.0132925410828804" calcext:value-type="percentage">
            <text:p>1.33%</text:p>
          </table:table-cell>
          <table:table-cell office:value-type="percentage" office:value="0.0139870347584017" calcext:value-type="percentage">
            <text:p>1.40%</text:p>
          </table:table-cell>
          <table:table-cell office:value-type="percentage" office:value="0.0333667956860569" calcext:value-type="percentage">
            <text:p>3.34%</text:p>
          </table:table-cell>
          <table:table-cell office:value-type="percentage" office:value="0.0361399179531634" calcext:value-type="percentage">
            <text:p>3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tzia_sp.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30473565789299" calcext:value-type="percentage">
            <text:p>0.01%</text:p>
          </table:table-cell>
          <table:table-cell office:value-type="percentage" office:value="0.0000468607784296232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626251104326724" calcext:value-type="percentage">
            <text:p>0.01%</text:p>
          </table:table-cell>
          <table:table-cell office:value-type="percentage" office:value="0.0000828051848784993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water_metagenom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nomonas_artemidis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922296518330643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nomonas_flueggei</text:p>
          </table:table-cell>
          <table:table-cell office:value-type="percentage" office:value="0.00000361604802111772" calcext:value-type="percentage">
            <text:p>0.00%</text:p>
          </table:table-cell>
          <table:table-cell office:value-type="percentage" office:value="0.000474629787952129" calcext:value-type="percentage">
            <text:p>0.05%</text:p>
          </table:table-cell>
          <table:table-cell office:value-type="percentage" office:value="0.00000692856647959537" calcext:value-type="percentage">
            <text:p>0.00%</text:p>
          </table:table-cell>
          <table:table-cell office:value-type="percentage" office:value="0.0000879270288607182" calcext:value-type="percentage">
            <text:p>0.01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122047526742767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nomonas_sp.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91611989418651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nomonas_sputigena</text:p>
          </table:table-cell>
          <table:table-cell table:style-name="ce2" office:value-type="percentage" office:value="0.00703449807412572" calcext:value-type="percentage">
            <text:p>0.70%</text:p>
          </table:table-cell>
          <table:table-cell table:style-name="ce2" office:value-type="percentage" office:value="0.0126537111086755" calcext:value-type="percentage">
            <text:p>1.27%</text:p>
          </table:table-cell>
          <table:table-cell table:style-name="ce2" office:value-type="percentage" office:value="0.00415904678971882" calcext:value-type="percentage">
            <text:p>0.42%</text:p>
          </table:table-cell>
          <table:table-cell table:style-name="ce2" office:value-type="percentage" office:value="0.00514053712672936" calcext:value-type="percentage">
            <text:p>0.51%</text:p>
          </table:table-cell>
          <table:table-cell office:value-type="percentage" office:value="0.00112323443568868" calcext:value-type="percentage">
            <text:p>0.11%</text:p>
          </table:table-cell>
          <table:table-cell office:value-type="percentage" office:value="0.00164588027069678" calcext:value-type="percentage">
            <text:p>0.16%</text:p>
          </table:table-cell>
          <table:table-cell office:value-type="percentage" office:value="0.00250051945505368" calcext:value-type="percentage">
            <text:p>0.25%</text:p>
          </table:table-cell>
          <table:table-cell office:value-type="percentage" office:value="0.00191459443931021" calcext:value-type="percentage">
            <text:p>0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nomonas-like_sp.</text:p>
          </table:table-cell>
          <table:table-cell office:value-type="percentage" office:value="0.00000964279472298059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siella_muelleri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371722087050554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ia_exigua</text:p>
          </table:table-cell>
          <table:table-cell office:value-type="percentage" office:value="0.00000602674670186287" calcext:value-type="percentage">
            <text:p>0.00%</text:p>
          </table:table-cell>
          <table:table-cell office:value-type="percentage" office:value="0.00000623781676413255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athia_amnii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228427845354349" calcext:value-type="percentage">
            <text:p>0.00%</text:p>
          </table:table-cell>
          <table:table-cell office:value-type="percentage" office:value="0.0000190328588713515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grassella_alvi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541023074634133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gobium_rhizovicin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gomonas_glacialis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19638824170036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ochete_isolat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osoma_lituiforme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16068128866393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osoma_spitsbergense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67843210769217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1_bacterium</text:p>
          </table:table-cell>
          <table:table-cell office:value-type="percentage" office:value="0.0000859604997115503" calcext:value-type="percentage">
            <text:p>0.01%</text:p>
          </table:table-cell>
          <table:table-cell office:value-type="percentage" office:value="0.000400365125673967" calcext:value-type="percentage">
            <text:p>0.04%</text:p>
          </table:table-cell>
          <table:table-cell table:style-name="ce2" office:value-type="percentage" office:value="0.0000805942258988457" calcext:value-type="percentage">
            <text:p>0.01%</text:p>
          </table:table-cell>
          <table:table-cell table:style-name="ce2" office:value-type="percentage" office:value="0.00031355903208672" calcext:value-type="percentage">
            <text:p>0.03%</text:p>
          </table:table-cell>
          <table:table-cell office:value-type="percentage" office:value="0.000290967157788472" calcext:value-type="percentage">
            <text:p>0.03%</text:p>
          </table:table-cell>
          <table:table-cell office:value-type="percentage" office:value="0.000567433914093505" calcext:value-type="percentage">
            <text:p>0.06%</text:p>
          </table:table-cell>
          <table:table-cell office:value-type="percentage" office:value="0.000200988236251453" calcext:value-type="percentage">
            <text:p>0.02%</text:p>
          </table:table-cell>
          <table:table-cell office:value-type="percentage" office:value="0.000212673170338627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geoclonium_helvetic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matobaculum_longum</text:p>
          </table:table-cell>
          <table:table-cell office:value-type="percentage" office:value="0.00000403722319788449" calcext:value-type="percentage">
            <text:p>0.00%</text:p>
          </table:table-cell>
          <table:table-cell office:value-type="percentage" office:value="0.00000798817749730399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ptobacillus_hongkongensis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799111388136392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ptococcus_anginosus</text:p>
          </table:table-cell>
          <table:table-cell office:value-type="percentage" office:value="0.000334935792518198" calcext:value-type="percentage">
            <text:p>0.03%</text:p>
          </table:table-cell>
          <table:table-cell office:value-type="percentage" office:value="0.000310638178033757" calcext:value-type="percentage">
            <text:p>0.03%</text:p>
          </table:table-cell>
          <table:table-cell office:value-type="percentage" office:value="0.000526781662802187" calcext:value-type="percentage">
            <text:p>0.05%</text:p>
          </table:table-cell>
          <table:table-cell office:value-type="percentage" office:value="0.000043115176559092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530066872585091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ptococcus_massiliensis</text:p>
          </table:table-cell>
          <table:table-cell office:value-type="percentage" office:value="0.0000325444321900595" calcext:value-type="percentage">
            <text:p>0.00%</text:p>
          </table:table-cell>
          <table:table-cell office:value-type="percentage" office:value="0.0000193215713267882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ptococcus_mutans</text:p>
          </table:table-cell>
          <table:table-cell office:value-type="percentage" office:value="0.000134452091251807" calcext:value-type="percentage">
            <text:p>0.01%</text:p>
          </table:table-cell>
          <table:table-cell office:value-type="percentage" office:value="0.0000099574673892943" calcext:value-type="percentage">
            <text:p>0.00%</text:p>
          </table:table-cell>
          <table:table-cell office:value-type="percentage" office:value="0.00087255115533638" calcext:value-type="percentage">
            <text:p>0.09%</text:p>
          </table:table-cell>
          <table:table-cell office:value-type="percentage" office:value="0.0000154201155407229" calcext:value-type="percentage">
            <text:p>0.00%</text:p>
          </table:table-cell>
          <table:table-cell office:value-type="percentage" office:value="0.0000300165596144744" calcext:value-type="percentage">
            <text:p>0.00%</text:p>
          </table:table-cell>
          <table:table-cell office:value-type="percentage" office:value="0.0000198649185538339" calcext:value-type="percentage">
            <text:p>0.00%</text:p>
          </table:table-cell>
          <table:table-cell office:value-type="percentage" office:value="0.000010044951156425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ptococcus_sobrinu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erella_stercoricani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iochloris_hand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nerella_forsythia</text:p>
          </table:table-cell>
          <table:table-cell office:value-type="percentage" office:value="0.000945791972481262" calcext:value-type="percentage">
            <text:p>0.09%</text:p>
          </table:table-cell>
          <table:table-cell office:value-type="percentage" office:value="0.000609764215627538" calcext:value-type="percentage">
            <text:p>0.06%</text:p>
          </table:table-cell>
          <table:table-cell table:style-name="ce2" office:value-type="percentage" office:value="0.000510829203651506" calcext:value-type="percentage">
            <text:p>0.05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00685583887052068" calcext:value-type="percentage">
            <text:p>0.07%</text:p>
          </table:table-cell>
          <table:table-cell office:value-type="percentage" office:value="0.000594498763230252" calcext:value-type="percentage">
            <text:p>0.06%</text:p>
          </table:table-cell>
          <table:table-cell office:value-type="percentage" office:value="0.000012819896479335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selmis_cordiformis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46961569549563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thrix_unzii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7_phylum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83984210968338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uene-degrading_methanogenic</text:p>
          </table:table-cell>
          <table:table-cell office:value-type="percentage" office:value="0.0000306901446273066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85683780521771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berlinense</text:p>
          </table:table-cell>
          <table:table-cell office:value-type="percentage" office:value="0.000145573558787991" calcext:value-type="percentage">
            <text:p>0.01%</text:p>
          </table:table-cell>
          <table:table-cell office:value-type="percentage" office:value="0.0000146961569549563" calcext:value-type="percentage">
            <text:p>0.00%</text:p>
          </table:table-cell>
          <table:table-cell office:value-type="percentage" office:value="0.0000141569868269238" calcext:value-type="percentage">
            <text:p>0.00%</text:p>
          </table:table-cell>
          <table:table-cell office:value-type="percentage" office:value="0.0000153716086388441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580568376440535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denticola</text:p>
          </table:table-cell>
          <table:table-cell office:value-type="percentage" office:value="0.00204916283636741" calcext:value-type="percentage">
            <text:p>0.20%</text:p>
          </table:table-cell>
          <table:table-cell office:value-type="percentage" office:value="0.00191223496915496" calcext:value-type="percentage">
            <text:p>0.19%</text:p>
          </table:table-cell>
          <table:table-cell office:value-type="percentage" office:value="0.0013718052416023" calcext:value-type="percentage">
            <text:p>0.14%</text:p>
          </table:table-cell>
          <table:table-cell office:value-type="percentage" office:value="0.00052531561051941" calcext:value-type="percentage">
            <text:p>0.05%</text:p>
          </table:table-cell>
          <table:table-cell office:value-type="percentage" office:value="0.000805449997349535" calcext:value-type="percentage">
            <text:p>0.08%</text:p>
          </table:table-cell>
          <table:table-cell office:value-type="percentage" office:value="0.000716043440563807" calcext:value-type="percentage">
            <text:p>0.07%</text:p>
          </table:table-cell>
          <table:table-cell office:value-type="percentage" office:value="0.0000110060946248985" calcext:value-type="percentage">
            <text:p>0.00%</text:p>
          </table:table-cell>
          <table:table-cell office:value-type="percentage" office:value="0.0000062752972922092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genomosp.</text:p>
          </table:table-cell>
          <table:table-cell office:value-type="percentage" office:value="0.0000953098621743249" calcext:value-type="percentage">
            <text:p>0.01%</text:p>
          </table:table-cell>
          <table:table-cell office:value-type="percentage" office:value="0.0000692308716433012" calcext:value-type="percentage">
            <text:p>0.01%</text:p>
          </table:table-cell>
          <table:table-cell table:style-name="ce2" office:value-type="percentage" office:value="0.0000563410799928896" calcext:value-type="percentage">
            <text:p>0.01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000738081658670782" calcext:value-type="percentage">
            <text:p>0.01%</text:p>
          </table:table-cell>
          <table:table-cell office:value-type="percentage" office:value="0.000067942715797743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3122498523718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Group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33243575679" calcext:value-type="percentage">
            <text:p>0.00%</text:p>
          </table:table-cell>
          <table:table-cell office:value-type="percentage" office:value="0.00000554923559279709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1394794003489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lecithinolyticum</text:p>
          </table:table-cell>
          <table:table-cell office:value-type="percentage" office:value="0.000184812468952222" calcext:value-type="percentage">
            <text:p>0.02%</text:p>
          </table:table-cell>
          <table:table-cell office:value-type="percentage" office:value="0.00029499497438394" calcext:value-type="percentage">
            <text:p>0.03%</text:p>
          </table:table-cell>
          <table:table-cell office:value-type="percentage" office:value="0.000142567332513842" calcext:value-type="percentage">
            <text:p>0.01%</text:p>
          </table:table-cell>
          <table:table-cell office:value-type="percentage" office:value="0.0000518363749533878" calcext:value-type="percentage">
            <text:p>0.01%</text:p>
          </table:table-cell>
          <table:table-cell office:value-type="percentage" office:value="0.0000611929815362343" calcext:value-type="percentage">
            <text:p>0.01%</text:p>
          </table:table-cell>
          <table:table-cell office:value-type="percentage" office:value="0.0000886415196709938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maltophilum</text:p>
          </table:table-cell>
          <table:table-cell table:style-name="ce2" office:value-type="percentage" office:value="0.000845480785319519" calcext:value-type="percentage">
            <text:p>0.08%</text:p>
          </table:table-cell>
          <table:table-cell table:style-name="ce2" office:value-type="percentage" office:value="0.00140336124183799" calcext:value-type="percentage">
            <text:p>0.14%</text:p>
          </table:table-cell>
          <table:table-cell office:value-type="percentage" office:value="0.000576295239593576" calcext:value-type="percentage">
            <text:p>0.06%</text:p>
          </table:table-cell>
          <table:table-cell office:value-type="percentage" office:value="0.000615276137133307" calcext:value-type="percentage">
            <text:p>0.06%</text:p>
          </table:table-cell>
          <table:table-cell office:value-type="percentage" office:value="0.000313098608109568" calcext:value-type="percentage">
            <text:p>0.03%</text:p>
          </table:table-cell>
          <table:table-cell office:value-type="percentage" office:value="0.000284135234257899" calcext:value-type="percentage">
            <text:p>0.03%</text:p>
          </table:table-cell>
          <table:table-cell office:value-type="percentage" office:value="0.0000055030473124492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medium</text:p>
          </table:table-cell>
          <table:table-cell table:style-name="ce2" office:value-type="percentage" office:value="0.00330418099811214" calcext:value-type="percentage">
            <text:p>0.33%</text:p>
          </table:table-cell>
          <table:table-cell table:style-name="ce2" office:value-type="percentage" office:value="0.00576148533646564" calcext:value-type="percentage">
            <text:p>0.58%</text:p>
          </table:table-cell>
          <table:table-cell office:value-type="percentage" office:value="0.00229019584822043" calcext:value-type="percentage">
            <text:p>0.23%</text:p>
          </table:table-cell>
          <table:table-cell office:value-type="percentage" office:value="0.00184405049442185" calcext:value-type="percentage">
            <text:p>0.18%</text:p>
          </table:table-cell>
          <table:table-cell office:value-type="percentage" office:value="0.00138018196223602" calcext:value-type="percentage">
            <text:p>0.14%</text:p>
          </table:table-cell>
          <table:table-cell office:value-type="percentage" office:value="0.00102397898759959" calcext:value-type="percentage">
            <text:p>0.10%</text:p>
          </table:table-cell>
          <table:table-cell office:value-type="percentage" office:value="0.0000968557771546209" calcext:value-type="percentage">
            <text:p>0.01%</text:p>
          </table:table-cell>
          <table:table-cell office:value-type="percentage" office:value="0.000034109687957443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parvum</text:p>
          </table:table-cell>
          <table:table-cell office:value-type="percentage" office:value="0.0000192855894459612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0996287474815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685283536063046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pectinovorum</text:p>
          </table:table-cell>
          <table:table-cell office:value-type="percentage" office:value="0.0000178712020073873" calcext:value-type="percentage">
            <text:p>0.00%</text:p>
          </table:table-cell>
          <table:table-cell office:value-type="percentage" office:value="0.000041961191214485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607570326265265" calcext:value-type="percentage">
            <text:p>0.00%</text:p>
          </table:table-cell>
          <table:table-cell office:value-type="percentage" office:value="0.0000118969801968162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putidum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540701289572576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refringens</text:p>
          </table:table-cell>
          <table:table-cell table:style-name="ce2" office:value-type="percentage" office:value="0.00000642302010405293" calcext:value-type="percentage">
            <text:p>0.00%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981797735283154" calcext:value-type="percentage">
            <text:p>0.10%</text:p>
          </table:table-cell>
          <table:table-cell office:value-type="percentage" office:value="0.000995459452941539" calcext:value-type="percentage">
            <text:p>0.10%</text:p>
          </table:table-cell>
          <table:table-cell office:value-type="percentage" office:value="0.00040750388869024" calcext:value-type="percentage">
            <text:p>0.04%</text:p>
          </table:table-cell>
          <table:table-cell office:value-type="percentage" office:value="0.000735468796451502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socranskii</text:p>
          </table:table-cell>
          <table:table-cell table:style-name="ce2" office:value-type="percentage" office:value="0.00285124728183172" calcext:value-type="percentage">
            <text:p>0.29%</text:p>
          </table:table-cell>
          <table:table-cell table:style-name="ce2" office:value-type="percentage" office:value="0.00519925915261736" calcext:value-type="percentage">
            <text:p>0.52%</text:p>
          </table:table-cell>
          <table:table-cell table:style-name="ce2" office:value-type="percentage" office:value="0.00286323201436806" calcext:value-type="percentage">
            <text:p>0.29%</text:p>
          </table:table-cell>
          <table:table-cell table:style-name="ce2" office:value-type="percentage" office:value="0.00237363326518068" calcext:value-type="percentage">
            <text:p>0.24%</text:p>
          </table:table-cell>
          <table:table-cell office:value-type="percentage" office:value="0.000677416884364727" calcext:value-type="percentage">
            <text:p>0.07%</text:p>
          </table:table-cell>
          <table:table-cell office:value-type="percentage" office:value="0.000668264718444292" calcext:value-type="percentage">
            <text:p>0.07%</text:p>
          </table:table-cell>
          <table:table-cell office:value-type="percentage" office:value="0.000231389562303439" calcext:value-type="percentage">
            <text:p>0.02%</text:p>
          </table:table-cell>
          <table:table-cell office:value-type="percentage" office:value="0.000227459225799246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sp.</text:p>
          </table:table-cell>
          <table:table-cell office:value-type="percentage" office:value="0.00016874890765216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502321069770664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0558506081891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53329067007972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onema_vincentii</text:p>
          </table:table-cell>
          <table:table-cell table:style-name="ce2" office:value-type="percentage" office:value="0.00032971424985819" calcext:value-type="percentage">
            <text:p>0.03%</text:p>
          </table:table-cell>
          <table:table-cell table:style-name="ce2" office:value-type="percentage" office:value="0.00190999193993981" calcext:value-type="percentage">
            <text:p>0.19%</text:p>
          </table:table-cell>
          <table:table-cell table:style-name="ce2" office:value-type="percentage" office:value="0.000283020736807771" calcext:value-type="percentage">
            <text:p>0.03%</text:p>
          </table:table-cell>
          <table:table-cell table:style-name="ce2" office:value-type="percentage" office:value="0.000639556065045562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91618825360896" calcext:value-type="percentage">
            <text:p>0.0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hinella_pseudospiralis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0504426341143535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cidobacteriacea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965670416686785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cidobacterium</text:p>
          </table:table-cell>
          <table:table-cell office:value-type="percentage" office:value="0.00000427830365260174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ctino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lloprevotell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lphaproteobacteria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249762030645052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22789588006979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minobacterium</text:p>
          </table:table-cell>
          <table:table-cell office:value-type="percentage" office:value="0.000015345072313653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naerobic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23789187014514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naerolineaceae</text:p>
          </table:table-cell>
          <table:table-cell office:value-type="percentage" office:value="0.0000064230201040529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rchaeon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Arctic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acterium</text:p>
          </table:table-cell>
          <table:table-cell office:value-type="percentage" office:value="0.0823708646601601" calcext:value-type="percentage">
            <text:p>8.24%</text:p>
          </table:table-cell>
          <table:table-cell office:value-type="percentage" office:value="0.0977556283379582" calcext:value-type="percentage">
            <text:p>9.78%</text:p>
          </table:table-cell>
          <table:table-cell office:value-type="percentage" office:value="0.0851229423611956" calcext:value-type="percentage">
            <text:p>8.51%</text:p>
          </table:table-cell>
          <table:table-cell office:value-type="percentage" office:value="0.111058623114398" calcext:value-type="percentage">
            <text:p>11.11%</text:p>
          </table:table-cell>
          <table:table-cell office:value-type="percentage" office:value="0.0200875071816202" calcext:value-type="percentage">
            <text:p>2.01%</text:p>
          </table:table-cell>
          <table:table-cell office:value-type="percentage" office:value="0.0317124008207543" calcext:value-type="percentage">
            <text:p>3.17%</text:p>
          </table:table-cell>
          <table:table-cell office:value-type="percentage" office:value="0.0384333551990686" calcext:value-type="percentage">
            <text:p>3.84%</text:p>
          </table:table-cell>
          <table:table-cell office:value-type="percentage" office:value="0.0353264157209252" calcext:value-type="percentage">
            <text:p>3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acteroidales</text:p>
          </table:table-cell>
          <table:table-cell office:value-type="percentage" office:value="0.0000563919380346503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95963158926122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71217462521810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acteroidetes</text:p>
          </table:table-cell>
          <table:table-cell table:style-name="ce2" office:value-type="percentage" office:value="0.000769342569672485" calcext:value-type="percentage">
            <text:p>0.08%</text:p>
          </table:table-cell>
          <table:table-cell table:style-name="ce2" office:value-type="percentage" office:value="0.00275606324040643" calcext:value-type="percentage">
            <text:p>0.28%</text:p>
          </table:table-cell>
          <table:table-cell table:style-name="ce2" office:value-type="percentage" office:value="0.000554488456112982" calcext:value-type="percentage">
            <text:p>0.06%</text:p>
          </table:table-cell>
          <table:table-cell table:style-name="ce2" office:value-type="percentage" office:value="0.00365486784217752" calcext:value-type="percentage">
            <text:p>0.37%</text:p>
          </table:table-cell>
          <table:table-cell office:value-type="percentage" office:value="0.00425658869818122" calcext:value-type="percentage">
            <text:p>0.43%</text:p>
          </table:table-cell>
          <table:table-cell office:value-type="percentage" office:value="0.00766318379989274" calcext:value-type="percentage">
            <text:p>0.77%</text:p>
          </table:table-cell>
          <table:table-cell office:value-type="percentage" office:value="0.00829317754647017" calcext:value-type="percentage">
            <text:p>0.83%</text:p>
          </table:table-cell>
          <table:table-cell office:value-type="percentage" office:value="0.0159323687629828" calcext:value-type="percentage">
            <text:p>1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acteroidetes/Chlorobi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ergeyella</text:p>
          </table:table-cell>
          <table:table-cell table:style-name="ce2" office:value-type="percentage" office:value="0.00145531820000363" calcext:value-type="percentage">
            <text:p>0.15%</text:p>
          </table:table-cell>
          <table:table-cell table:style-name="ce2" office:value-type="percentage" office:value="0.00287807350856276" calcext:value-type="percentage">
            <text:p>0.29%</text:p>
          </table:table-cell>
          <table:table-cell table:style-name="ce2" office:value-type="percentage" office:value="0.000982204724796418" calcext:value-type="percentage">
            <text:p>0.10%</text:p>
          </table:table-cell>
          <table:table-cell table:style-name="ce2" office:value-type="percentage" office:value="0.00331246002270086" calcext:value-type="percentage">
            <text:p>0.33%</text:p>
          </table:table-cell>
          <table:table-cell office:value-type="percentage" office:value="0.000205312119438759" calcext:value-type="percentage">
            <text:p>0.02%</text:p>
          </table:table-cell>
          <table:table-cell office:value-type="percentage" office:value="0.000725092595895997" calcext:value-type="percentage">
            <text:p>0.07%</text:p>
          </table:table-cell>
          <table:table-cell office:value-type="percentage" office:value="0.000183868287480681" calcext:value-type="percentage">
            <text:p>0.02%</text:p>
          </table:table-cell>
          <table:table-cell office:value-type="percentage" office:value="0.000268597993543248" calcext:value-type="percentage">
            <text:p>0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et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lastopirellul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Burkholderial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ampylobacterales</text:p>
          </table:table-cell>
          <table:table-cell office:value-type="percentage" office:value="0.0000230176084704799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apnocytophaga</text:p>
          </table:table-cell>
          <table:table-cell office:value-type="percentage" office:value="0.000646408520741719" calcext:value-type="percentage">
            <text:p>0.06%</text:p>
          </table:table-cell>
          <table:table-cell office:value-type="percentage" office:value="0.0003933841209131" calcext:value-type="percentage">
            <text:p>0.04%</text:p>
          </table:table-cell>
          <table:table-cell office:value-type="percentage" office:value="0.00119703615441052" calcext:value-type="percentage">
            <text:p>0.12%</text:p>
          </table:table-cell>
          <table:table-cell office:value-type="percentage" office:value="0.00056323864285876" calcext:value-type="percentage">
            <text:p>0.06%</text:p>
          </table:table-cell>
          <table:table-cell office:value-type="percentage" office:value="0.000438076105116182" calcext:value-type="percentage">
            <text:p>0.04%</text:p>
          </table:table-cell>
          <table:table-cell office:value-type="percentage" office:value="0.000606365608033948" calcext:value-type="percentage">
            <text:p>0.06%</text:p>
          </table:table-cell>
          <table:table-cell office:value-type="percentage" office:value="0.0000123818564530109" calcext:value-type="percentage">
            <text:p>0.00%</text:p>
          </table:table-cell>
          <table:table-cell office:value-type="percentage" office:value="0.000017676507213740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ardiobacterium</text:p>
          </table:table-cell>
          <table:table-cell office:value-type="percentage" office:value="0.00022382502053153" calcext:value-type="percentage">
            <text:p>0.02%</text:p>
          </table:table-cell>
          <table:table-cell office:value-type="percentage" office:value="0.000199340670132465" calcext:value-type="percentage">
            <text:p>0.02%</text:p>
          </table:table-cell>
          <table:table-cell office:value-type="percentage" office:value="0.000301379692546361" calcext:value-type="percentage">
            <text:p>0.03%</text:p>
          </table:table-cell>
          <table:table-cell office:value-type="percentage" office:value="0.000467578781476583" calcext:value-type="percentage">
            <text:p>0.05%</text:p>
          </table:table-cell>
          <table:table-cell office:value-type="percentage" office:value="0.0000114213922677174" calcext:value-type="percentage">
            <text:p>0.00%</text:p>
          </table:table-cell>
          <table:table-cell office:value-type="percentage" office:value="0.000158156943273606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86000421402064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hitinophaga</text:p>
          </table:table-cell>
          <table:table-cell office:value-type="percentage" office:value="0.000015345072313653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hlorobi</text:p>
          </table:table-cell>
          <table:table-cell office:value-type="percentage" office:value="0.0000230176084704799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hlorophyta</text:p>
          </table:table-cell>
          <table:table-cell office:value-type="percentage" office:value="0.0000192523664367078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481823219060926" calcext:value-type="percentage">
            <text:p>0.00%</text:p>
          </table:table-cell>
          <table:table-cell office:value-type="percentage" office:value="0.000064272515465574" calcext:value-type="percentage">
            <text:p>0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lostridia</text:p>
          </table:table-cell>
          <table:table-cell office:value-type="percentage" office:value="0.0000306901446273066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lostridial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lostridium</text:p>
          </table:table-cell>
          <table:table-cell office:value-type="percentage" office:value="0.0000537077530977865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928418902608857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renarchaeot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ryomorphace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yanobacterium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0642430958747902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Cytophaga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370432109055213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deep-sea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965670416686785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099239576743205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delta</text:p>
          </table:table-cell>
          <table:table-cell office:value-type="percentage" office:value="0.0000193730869076679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12632243802305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Desulfuromonadal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Epsilonproteobacteria</text:p>
          </table:table-cell>
          <table:table-cell office:value-type="percentage" office:value="0.0000306901446273066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Eubacteriaceae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28795208477309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eubacterium</text:p>
          </table:table-cell>
          <table:table-cell office:value-type="percentage" office:value="0.000135246977129131" calcext:value-type="percentage">
            <text:p>0.01%</text:p>
          </table:table-cell>
          <table:table-cell office:value-type="percentage" office:value="0.000167196570860199" calcext:value-type="percentage">
            <text:p>0.02%</text:p>
          </table:table-cell>
          <table:table-cell office:value-type="percentage" office:value="0.0000800152400250926" calcext:value-type="percentage">
            <text:p>0.01%</text:p>
          </table:table-cell>
          <table:table-cell office:value-type="percentage" office:value="0.0000507500479041096" calcext:value-type="percentage">
            <text:p>0.01%</text:p>
          </table:table-cell>
          <table:table-cell office:value-type="percentage" office:value="0.000168231703658302" calcext:value-type="percentage">
            <text:p>0.02%</text:p>
          </table:table-cell>
          <table:table-cell office:value-type="percentage" office:value="0.000186746465014234" calcext:value-type="percentage">
            <text:p>0.02%</text:p>
          </table:table-cell>
          <table:table-cell office:value-type="percentage" office:value="0.0000055030473124492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euryarchaeot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Fibrobacteres/Acidobacteria</text:p>
          </table:table-cell>
          <table:table-cell office:value-type="percentage" office:value="0.0000306901446273066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Firmicutes</text:p>
          </table:table-cell>
          <table:table-cell office:value-type="percentage" office:value="0.0000193730869076679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85460955026172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Flavobacterii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Flavobacteriu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Flexibacteraceae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467836257309941" calcext:value-type="percentage">
            <text:p>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gamm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hydrocarbon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Lachnospiraceae</text:p>
          </table:table-cell>
          <table:table-cell office:value-type="percentage" office:value="0.000546827730361466" calcext:value-type="percentage">
            <text:p>0.05%</text:p>
          </table:table-cell>
          <table:table-cell office:value-type="percentage" office:value="0.00169679006527709" calcext:value-type="percentage">
            <text:p>0.17%</text:p>
          </table:table-cell>
          <table:table-cell office:value-type="percentage" office:value="0.000694738696767849" calcext:value-type="percentage">
            <text:p>0.07%</text:p>
          </table:table-cell>
          <table:table-cell office:value-type="percentage" office:value="0.00130131510498747" calcext:value-type="percentage">
            <text:p>0.13%</text:p>
          </table:table-cell>
          <table:table-cell office:value-type="percentage" office:value="0.0000201294997819304" calcext:value-type="percentage">
            <text:p>0.00%</text:p>
          </table:table-cell>
          <table:table-cell office:value-type="percentage" office:value="0.000072189135535102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Lautropi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Lentisphaer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Lutibacter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Mamiellophyceae</text:p>
          </table:table-cell>
          <table:table-cell office:value-type="percentage" office:value="0.0000690528254114397" calcext:value-type="percentage">
            <text:p>0.01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marine</text:p>
          </table:table-cell>
          <table:table-cell office:value-type="percentage" office:value="0.0000306901446273066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11978947957784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427304775130862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methanogenic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microorganism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965670416686785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Mollicut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Nitrosospir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Oceanospirillaceae</text:p>
          </table:table-cell>
          <table:table-cell office:value-type="percentage" office:value="0.00000774923476306715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organism</text:p>
          </table:table-cell>
          <table:table-cell office:value-type="percentage" office:value="0.000157444008299633" calcext:value-type="percentage">
            <text:p>0.02%</text:p>
          </table:table-cell>
          <table:table-cell office:value-type="percentage" office:value="0.0000301987417685199" calcext:value-type="percentage">
            <text:p>0.00%</text:p>
          </table:table-cell>
          <table:table-cell office:value-type="percentage" office:value="0.0000395784888949165" calcext:value-type="percentage">
            <text:p>0.00%</text:p>
          </table:table-cell>
          <table:table-cell office:value-type="percentage" office:value="0.0000136684845751152" calcext:value-type="percentage">
            <text:p>0.00%</text:p>
          </table:table-cell>
          <table:table-cell table:style-name="ce2" office:value-type="percentage" office:value="0.00249302039420883" calcext:value-type="percentage">
            <text:p>0.25%</text:p>
          </table:table-cell>
          <table:table-cell table:style-name="ce2" office:value-type="percentage" office:value="0.001713591595007" calcext:value-type="percentage">
            <text:p>0.17%</text:p>
          </table:table-cell>
          <table:table-cell office:value-type="percentage" office:value="0.00464562883498062" calcext:value-type="percentage">
            <text:p>0.46%</text:p>
          </table:table-cell>
          <table:table-cell office:value-type="percentage" office:value="0.00484424471237871" calcext:value-type="percentage">
            <text:p>0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aludibacter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56627947307695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arabacteroid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eptostreptococcus</text:p>
          </table:table-cell>
          <table:table-cell office:value-type="percentage" office:value="0.00000807444639576899" calcext:value-type="percentage">
            <text:p>0.00%</text:p>
          </table:table-cell>
          <table:table-cell office:value-type="percentage" office:value="0.00011982266245956" calcext:value-type="percentage">
            <text:p>0.01%</text:p>
          </table:table-cell>
          <table:table-cell office:value-type="percentage" office:value="0.000052267791325349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9075944129455" calcext:value-type="percentage">
            <text:p>0.00%</text:p>
          </table:table-cell>
          <table:table-cell office:value-type="percentage" office:value="0.0000254785184241536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eredibacter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irellula</text:p>
          </table:table-cell>
          <table:table-cell office:value-type="percentage" office:value="0.0000107050335067549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iscirickettsiace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lanctomyces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000486351753906013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lanctomycetal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lanctomycete</text:p>
          </table:table-cell>
          <table:table-cell office:value-type="percentage" office:value="0.00000641745547890261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orphyromonadaceae</text:p>
          </table:table-cell>
          <table:table-cell office:value-type="percentage" office:value="0.0000613802892546131" calcext:value-type="percentage">
            <text:p>0.01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revotell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19693877244644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36409364502873" calcext:value-type="percentage">
            <text:p>0.00%</text:p>
          </table:table-cell>
          <table:table-cell office:value-type="percentage" office:value="0.0000124196603222902" calcext:value-type="percentage">
            <text:p>0.00%</text:p>
          </table:table-cell>
          <table:table-cell office:value-type="percentage" office:value="0.000012623871741463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73510493622964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revotellaceae</text:p>
          </table:table-cell>
          <table:table-cell table:style-name="ce2" office:value-type="percentage" office:value="0.000247805267078621" calcext:value-type="percentage">
            <text:p>0.02%</text:p>
          </table:table-cell>
          <table:table-cell table:style-name="ce2" office:value-type="percentage" office:value="0.00223492376490071" calcext:value-type="percentage">
            <text:p>0.22%</text:p>
          </table:table-cell>
          <table:table-cell table:style-name="ce2" office:value-type="percentage" office:value="0.0000870210642164265" calcext:value-type="percentage">
            <text:p>0.01%</text:p>
          </table:table-cell>
          <table:table-cell table:style-name="ce2" office:value-type="percentage" office:value="0.0027779946524803" calcext:value-type="percentage">
            <text:p>0.28%</text:p>
          </table:table-cell>
          <table:table-cell office:value-type="percentage" office:value="0.000317157931947763" calcext:value-type="percentage">
            <text:p>0.03%</text:p>
          </table:table-cell>
          <table:table-cell office:value-type="percentage" office:value="0.000326811415970947" calcext:value-type="percentage">
            <text:p>0.03%</text:p>
          </table:table-cell>
          <table:table-cell office:value-type="percentage" office:value="0.000652175469353024" calcext:value-type="percentage">
            <text:p>0.07%</text:p>
          </table:table-cell>
          <table:table-cell office:value-type="percentage" office:value="0.000234916100751651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rokaryote</text:p>
          </table:table-cell>
          <table:table-cell office:value-type="percentage" office:value="0.000325355714542888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11978947957784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481823219060926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ropionibacteriaceae</text:p>
          </table:table-cell>
          <table:table-cell office:value-type="percentage" office:value="0.0000293290073047559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91358784051612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proteobacterium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00049619788371602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Rhodobacteracea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Rhodospirillal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Rikenell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rumen</text:p>
          </table:table-cell>
          <table:table-cell office:value-type="percentage" office:value="0.00021660842906315" calcext:value-type="percentage">
            <text:p>0.02%</text:p>
          </table:table-cell>
          <table:table-cell office:value-type="percentage" office:value="0.0000111389585073796" calcext:value-type="percentage">
            <text:p>0.00%</text:p>
          </table:table-cell>
          <table:table-cell office:value-type="percentage" office:value="0.00000424709604807713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071217462521810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Ruminococcacea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928418902608857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0014243492504362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accharofermentan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aprospiraceae</text:p>
          </table:table-cell>
          <table:table-cell office:value-type="percentage" office:value="0.0000306901446273066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AR324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ediment</text:p>
          </table:table-cell>
          <table:table-cell office:value-type="percentage" office:value="0.0000085566073052034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54736483768143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ludg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oil</text:p>
          </table:table-cell>
          <table:table-cell office:value-type="percentage" office:value="0.000011623852144600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849419209615425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03570695303643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phingobacteriales</text:p>
          </table:table-cell>
          <table:table-cell office:value-type="percentage" office:value="0.0000690528254114397" calcext:value-type="percentage">
            <text:p>0.01%</text:p>
          </table:table-cell>
          <table:table-cell office:value-type="percentage" office:value="0.0000249512670565302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0000049619788371602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phingobacterium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0965670416686785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phingomona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pirochaetales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Synergistetes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0195963158926122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Treponema</text:p>
          </table:table-cell>
          <table:table-cell office:value-type="percentage" office:value="0.000161123259293359" calcext:value-type="percentage">
            <text:p>0.02%</text:p>
          </table:table-cell>
          <table:table-cell office:value-type="percentage" office:value="0.0000047723015617356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443350845691738" calcext:value-type="percentage">
            <text:p>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Veillonellaceae</text:p>
          </table:table-cell>
          <table:table-cell office:value-type="percentage" office:value="0.0000383626807841332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354079152785154" calcext:value-type="percentage">
            <text:p>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ultured_Verrucomicrobia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</text:p>
          </table:table-cell>
          <table:table-cell office:value-type="percentage" office:value="0.00449375995367668" calcext:value-type="percentage">
            <text:p>0.45%</text:p>
          </table:table-cell>
          <table:table-cell office:value-type="percentage" office:value="0.00286031087267672" calcext:value-type="percentage">
            <text:p>0.29%</text:p>
          </table:table-cell>
          <table:table-cell office:value-type="percentage" office:value="0.0040211091366679" calcext:value-type="percentage">
            <text:p>0.40%</text:p>
          </table:table-cell>
          <table:table-cell office:value-type="percentage" office:value="0.00177396579423722" calcext:value-type="percentage">
            <text:p>0.18%</text:p>
          </table:table-cell>
          <table:table-cell office:value-type="percentage" office:value="0.00223903129403372" calcext:value-type="percentage">
            <text:p>0.22%</text:p>
          </table:table-cell>
          <table:table-cell office:value-type="percentage" office:value="0.00110540451873788" calcext:value-type="percentage">
            <text:p>0.11%</text:p>
          </table:table-cell>
          <table:table-cell office:value-type="percentage" office:value="0.000898884324699222" calcext:value-type="percentage">
            <text:p>0.09%</text:p>
          </table:table-cell>
          <table:table-cell office:value-type="percentage" office:value="0.0001734351338992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_archaeon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_eubacterium</text:p>
          </table:table-cell>
          <table:table-cell office:value-type="percentage" office:value="0.00326115215742298" calcext:value-type="percentage">
            <text:p>0.33%</text:p>
          </table:table-cell>
          <table:table-cell office:value-type="percentage" office:value="0.00807332047786679" calcext:value-type="percentage">
            <text:p>0.81%</text:p>
          </table:table-cell>
          <table:table-cell office:value-type="percentage" office:value="0.00268622753793987" calcext:value-type="percentage">
            <text:p>0.27%</text:p>
          </table:table-cell>
          <table:table-cell office:value-type="percentage" office:value="0.00136350500815903" calcext:value-type="percentage">
            <text:p>0.14%</text:p>
          </table:table-cell>
          <table:table-cell office:value-type="percentage" office:value="0.00122932163751248" calcext:value-type="percentage">
            <text:p>0.12%</text:p>
          </table:table-cell>
          <table:table-cell office:value-type="percentage" office:value="0.00159736298564756" calcext:value-type="percentage">
            <text:p>0.16%</text:p>
          </table:table-cell>
          <table:table-cell office:value-type="percentage" office:value="0.0000129512968799174" calcext:value-type="percentage">
            <text:p>0.00%</text:p>
          </table:table-cell>
          <table:table-cell office:value-type="percentage" office:value="0.000155966082667386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_marine</text:p>
          </table:table-cell>
          <table:table-cell office:value-type="percentage" office:value="0.000015345072313653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_microorganism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_rumen</text:p>
          </table:table-cell>
          <table:table-cell office:value-type="percentage" office:value="0.00012976073254466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43303540497471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182742276283479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entified_sulfate-reducing</text:p>
          </table:table-cell>
          <table:table-cell office:value-type="percentage" office:value="0.0000306901446273066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illonellaceae_bacterium</text:p>
          </table:table-cell>
          <table:table-cell office:value-type="percentage" office:value="0.00380323812997836" calcext:value-type="percentage">
            <text:p>0.38%</text:p>
          </table:table-cell>
          <table:table-cell office:value-type="percentage" office:value="0.00338067128541829" calcext:value-type="percentage">
            <text:p>0.34%</text:p>
          </table:table-cell>
          <table:table-cell office:value-type="percentage" office:value="0.00345613063419227" calcext:value-type="percentage">
            <text:p>0.35%</text:p>
          </table:table-cell>
          <table:table-cell office:value-type="percentage" office:value="0.000740623649841234" calcext:value-type="percentage">
            <text:p>0.07%</text:p>
          </table:table-cell>
          <table:table-cell office:value-type="percentage" office:value="0.000349175232453015" calcext:value-type="percentage">
            <text:p>0.03%</text:p>
          </table:table-cell>
          <table:table-cell office:value-type="percentage" office:value="0.00036345258534291" calcext:value-type="percentage">
            <text:p>0.04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by_gut</text:p>
          </table:table-cell>
          <table:table-cell office:value-type="percentage" office:value="0.0000153450723136533" calcext:value-type="percentage">
            <text:p>0.00%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tewater_metagenome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inella_sp.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0000447322217376232" calcext:value-type="percentage">
            <text:p>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3:49:48.553889902</dc:date>
    <dc:creator>Michael Hall</dc:creator>
    <meta:editing-duration>PT1M8S</meta:editing-duration>
    <meta:editing-cycles>1</meta:editing-cycles>
    <meta:document-statistic meta:table-count="1" meta:cell-count="3565" meta:object-count="0"/>
    <meta:generator>LibreOffice/6.4.7.2$Linux_X86_64 LibreOffice_project/40$Build-2</meta:generator>
  </office:meta>
</office:document-meta>
</file>